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c2c2" officeooo:paragraph-rsid="0007c2c2"/>
    </style:style>
    <style:style style:name="P2" style:family="paragraph" style:parent-style-name="Standard">
      <style:text-properties officeooo:rsid="0007c2c2" officeooo:paragraph-rsid="000a5bd0"/>
    </style:style>
    <style:style style:name="P3" style:family="paragraph" style:parent-style-name="Standard">
      <style:text-properties officeooo:rsid="0007c2c2" officeooo:paragraph-rsid="002e15de"/>
    </style:style>
    <style:style style:name="P4" style:family="paragraph" style:parent-style-name="Standard">
      <style:text-properties officeooo:rsid="0007c2c2" officeooo:paragraph-rsid="008c587f"/>
    </style:style>
    <style:style style:name="P5" style:family="paragraph" style:parent-style-name="Text_20_body">
      <style:text-properties officeooo:paragraph-rsid="000a5bd0"/>
    </style:style>
    <style:style style:name="P6" style:family="paragraph" style:parent-style-name="Text_20_body">
      <style:text-properties officeooo:paragraph-rsid="000aa337"/>
    </style:style>
    <style:style style:name="P7" style:family="paragraph" style:parent-style-name="Text_20_body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 fo:background-color="transparent"/>
      <style:text-properties officeooo:paragraph-rsid="0016b88d"/>
    </style:style>
    <style:style style:name="P8" style:family="paragraph" style:parent-style-name="Text_20_body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 fo:background-color="transparent"/>
      <style:text-properties officeooo:paragraph-rsid="00190ba2"/>
    </style:style>
    <style:style style:name="P9" style:family="paragraph" style:parent-style-name="Text_20_body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 fo:background-color="transparent"/>
      <style:text-properties officeooo:paragraph-rsid="001e781d"/>
    </style:style>
    <style:style style:name="P10" style:family="paragraph" style:parent-style-name="Text_20_body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 fo:background-color="transparent"/>
      <style:text-properties officeooo:paragraph-rsid="00204f1e"/>
    </style:style>
    <style:style style:name="P11" style:family="paragraph" style:parent-style-name="Text_20_body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 fo:background-color="transparent"/>
      <style:text-properties officeooo:paragraph-rsid="0025065e"/>
    </style:style>
    <style:style style:name="P12" style:family="paragraph" style:parent-style-name="Text_20_body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 fo:background-color="transparent"/>
      <style:text-properties officeooo:paragraph-rsid="0028a7d4"/>
    </style:style>
    <style:style style:name="P13" style:family="paragraph" style:parent-style-name="Text_20_body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 fo:background-color="transparent"/>
      <style:text-properties officeooo:paragraph-rsid="002e15de"/>
    </style:style>
    <style:style style:name="P14" style:family="paragraph" style:parent-style-name="Text_20_body">
      <style:text-properties officeooo:paragraph-rsid="00190ba2"/>
    </style:style>
    <style:style style:name="P15" style:family="paragraph" style:parent-style-name="Standard">
      <loext:graphic-properties draw:fill="none"/>
      <style:paragraph-properties fo:margin-left="0in" fo:margin-right="0in" fo:line-height="115%" fo:text-indent="0in" style:auto-text-indent="false" fo:background-color="transparent"/>
      <style:text-properties fo:font-weight="normal" officeooo:rsid="0013025c" officeooo:paragraph-rsid="00569271" style:font-weight-asian="normal" style:font-weight-complex="normal"/>
    </style:style>
    <style:style style:name="P16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>
        <style:tab-stops>
          <style:tab-stop style:position="0.2744in"/>
        </style:tab-stops>
      </style:paragraph-properties>
      <style:text-properties fo:font-weight="normal" officeooo:rsid="004f2040" officeooo:paragraph-rsid="004f2040" style:font-weight-asian="normal" style:font-weight-complex="normal"/>
    </style:style>
    <style:style style:name="P17" style:family="paragraph" style:parent-style-name="Text_20_body">
      <style:text-properties officeooo:rsid="000a5bd0" officeooo:paragraph-rsid="000a5bd0"/>
    </style:style>
    <style:style style:name="P18" style:family="paragraph" style:parent-style-name="Title">
      <style:text-properties officeooo:rsid="000a5bd0" officeooo:paragraph-rsid="000a5bd0"/>
    </style:style>
    <style:style style:name="P19" style:family="paragraph" style:parent-style-name="Text_20_body">
      <loext:graphic-properties draw:fill="none" draw:fill-gradient-name="gradient" draw:fill-hatch-name="hatch"/>
      <style:paragraph-properties fo:margin-left="0in" fo:margin-right="0in" fo:margin-top="0.0783in" fo:margin-bottom="0in" style:contextual-spacing="false" fo:line-height="115%" fo:text-indent="0in" style:auto-text-indent="false" fo:background-color="transparent"/>
      <style:text-properties officeooo:paragraph-rsid="003800c0"/>
    </style:style>
    <style:style style:name="P20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>
        <style:tab-stops>
          <style:tab-stop style:position="0.2744in"/>
        </style:tab-stops>
      </style:paragraph-properties>
      <style:text-properties officeooo:paragraph-rsid="004864bb"/>
    </style:style>
    <style:style style:name="P21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>
        <style:tab-stops>
          <style:tab-stop style:position="0.2744in"/>
        </style:tab-stops>
      </style:paragraph-properties>
      <style:text-properties officeooo:paragraph-rsid="00444d12"/>
    </style:style>
    <style:style style:name="P22" style:family="paragraph" style:parent-style-name="Text_20_body">
      <loext:graphic-properties draw:fill="none" draw:fill-gradient-name="gradient" draw:fill-hatch-name="hatch"/>
      <style:paragraph-properties fo:margin-left="0in" fo:margin-right="0in" fo:margin-top="0.0783in" fo:margin-bottom="0in" style:contextual-spacing="false" fo:line-height="115%" fo:text-indent="0in" style:auto-text-indent="false" fo:background-color="transparent"/>
      <style:text-properties officeooo:paragraph-rsid="005ca275"/>
    </style:style>
    <style:style style:name="P23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paragraph-rsid="00666584"/>
    </style:style>
    <style:style style:name="P24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paragraph-rsid="0094ef4a"/>
    </style:style>
    <style:style style:name="P25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3f6056" officeooo:paragraph-rsid="004f2040"/>
    </style:style>
    <style:style style:name="P26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3f6056" officeooo:paragraph-rsid="0042d49b"/>
    </style:style>
    <style:style style:name="P27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3f6056" officeooo:paragraph-rsid="00666584"/>
    </style:style>
    <style:style style:name="P28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3f6056" officeooo:paragraph-rsid="007be6b2"/>
    </style:style>
    <style:style style:name="P29" style:family="paragraph" style:parent-style-name="Standard">
      <style:text-properties officeooo:paragraph-rsid="0007c2c2"/>
    </style:style>
    <style:style style:name="P30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>
        <style:tab-stops>
          <style:tab-stop style:position="0.2744in"/>
        </style:tab-stops>
      </style:paragraph-properties>
      <style:text-properties fo:font-weight="bold" officeooo:paragraph-rsid="00444d12" style:font-weight-asian="bold" style:font-weight-complex="bold"/>
    </style:style>
    <style:style style:name="P31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>
        <style:tab-stops>
          <style:tab-stop style:position="0.2744in"/>
        </style:tab-stops>
      </style:paragraph-properties>
      <style:text-properties fo:font-weight="bold" officeooo:paragraph-rsid="0081b60a" style:font-weight-asian="bold" style:font-weight-complex="bold"/>
    </style:style>
    <style:style style:name="P32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>
        <style:tab-stops>
          <style:tab-stop style:position="0.2744in"/>
        </style:tab-stops>
      </style:paragraph-properties>
      <style:text-properties fo:font-weight="bold" officeooo:rsid="003f6056" officeooo:paragraph-rsid="00444d12" style:font-weight-asian="bold" style:font-weight-complex="bold"/>
    </style:style>
    <style:style style:name="P33" style:family="paragraph" style:parent-style-name="Text_20_body">
      <loext:graphic-properties draw:fill="none" draw:fill-gradient-name="gradient" draw:fill-hatch-name="hatch"/>
      <style:paragraph-properties fo:margin-left="0in" fo:margin-right="0in" fo:margin-top="0.0398in" fo:margin-bottom="0in" style:contextual-spacing="false" fo:line-height="115%" fo:text-indent="0in" style:auto-text-indent="false" fo:background-color="transparent">
        <style:tab-stops>
          <style:tab-stop style:position="0.2744in"/>
        </style:tab-stops>
      </style:paragraph-properties>
      <style:text-properties fo:font-weight="bold" officeooo:rsid="003f6056" officeooo:paragraph-rsid="00614d33" style:font-weight-asian="bold" style:font-weight-complex="bold"/>
    </style:style>
    <style:style style:name="P34" style:family="paragraph" style:parent-style-name="Text_20_body">
      <loext:graphic-properties draw:fill="none" draw:fill-gradient-name="gradient" draw:fill-hatch-name="hatch"/>
      <style:paragraph-properties fo:margin-left="0in" fo:margin-right="0in" fo:margin-top="0.0398in" fo:margin-bottom="0in" style:contextual-spacing="false" fo:line-height="115%" fo:text-indent="0in" style:auto-text-indent="false" fo:background-color="transparent">
        <style:tab-stops>
          <style:tab-stop style:position="0.2744in"/>
        </style:tab-stops>
      </style:paragraph-properties>
      <style:text-properties fo:font-weight="bold" officeooo:rsid="003f6056" officeooo:paragraph-rsid="007418ef" style:font-weight-asian="bold" style:font-weight-complex="bold"/>
    </style:style>
    <style:style style:name="P35" style:family="paragraph" style:parent-style-name="Text_20_body">
      <loext:graphic-properties draw:fill="none" draw:fill-gradient-name="gradient" draw:fill-hatch-name="hatch"/>
      <style:paragraph-properties fo:margin-left="0in" fo:margin-right="0in" fo:margin-top="0.0398in" fo:margin-bottom="0in" style:contextual-spacing="false" fo:line-height="115%" fo:text-indent="0in" style:auto-text-indent="false" fo:background-color="transparent">
        <style:tab-stops>
          <style:tab-stop style:position="0.2744in"/>
        </style:tab-stops>
      </style:paragraph-properties>
      <style:text-properties fo:font-weight="bold" officeooo:rsid="003f6056" officeooo:paragraph-rsid="007cd6d6" style:font-weight-asian="bold" style:font-weight-complex="bold"/>
    </style:style>
    <style:style style:name="P36" style:family="paragraph" style:parent-style-name="Text_20_body">
      <style:paragraph-properties fo:line-height="100%"/>
      <style:text-properties fo:font-size="8pt" officeooo:paragraph-rsid="000aa337" style:font-size-asian="8pt" style:font-size-complex="8pt"/>
    </style:style>
    <style:style style:name="P37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>
        <style:tab-stops>
          <style:tab-stop style:position="0.2744in"/>
        </style:tab-stops>
      </style:paragraph-properties>
      <style:text-properties officeooo:rsid="004864bb" officeooo:paragraph-rsid="004864bb"/>
    </style:style>
    <style:style style:name="P38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>
        <style:tab-stops>
          <style:tab-stop style:position="0.2744in"/>
        </style:tab-stops>
      </style:paragraph-properties>
      <style:text-properties fo:color="#c9211e" loext:opacity="100%" fo:font-weight="normal" officeooo:rsid="004454d4" officeooo:paragraph-rsid="004454d4" style:font-weight-asian="normal" style:font-weight-complex="normal"/>
    </style:style>
    <style:style style:name="P39" style:family="paragraph" style:parent-style-name="Text_20_body">
      <style:text-properties officeooo:rsid="00444d12" officeooo:paragraph-rsid="0045d893"/>
    </style:style>
    <style:style style:name="P40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>
        <style:tab-stops>
          <style:tab-stop style:position="0.2744in"/>
        </style:tab-stops>
      </style:paragraph-properties>
      <style:text-properties officeooo:rsid="00444d12" officeooo:paragraph-rsid="004f2040"/>
    </style:style>
    <style:style style:name="P41" style:family="paragraph" style:parent-style-name="Text_20_body">
      <style:text-properties officeooo:rsid="00444d12" officeooo:paragraph-rsid="00699bbd"/>
    </style:style>
    <style:style style:name="P42" style:family="paragraph" style:parent-style-name="Text_20_body">
      <style:text-properties fo:color="#000000" loext:opacity="100%" style:text-underline-style="none" fo:font-weight="normal" officeooo:rsid="00444d12" officeooo:paragraph-rsid="00699bbd" style:font-weight-asian="normal" style:font-weight-complex="normal"/>
    </style:style>
    <style:style style:name="P43" style:family="paragraph" style:parent-style-name="Text_20_body">
      <style:text-properties officeooo:rsid="0081b60a" officeooo:paragraph-rsid="0081b60a"/>
    </style:style>
    <style:style style:name="P44" style:family="paragraph" style:parent-style-name="Standard">
      <style:paragraph-properties fo:text-align="start" style:justify-single-word="false"/>
      <style:text-properties officeooo:paragraph-rsid="00918e6a"/>
    </style:style>
    <style:style style:name="P45" style:family="paragraph" style:parent-style-name="Heading_20_1">
      <style:text-properties officeooo:rsid="003f6056" officeooo:paragraph-rsid="003f6056"/>
    </style:style>
    <style:style style:name="P46" style:family="paragraph" style:parent-style-name="Heading_20_1">
      <style:text-properties officeooo:rsid="003f6056" officeooo:paragraph-rsid="009552a4"/>
    </style:style>
    <style:style style:name="P47" style:family="paragraph" style:parent-style-name="Heading_20_1">
      <style:text-properties officeooo:paragraph-rsid="004454d4"/>
    </style:style>
    <style:style style:name="P48" style:family="paragraph" style:parent-style-name="Heading_20_2">
      <style:text-properties officeooo:paragraph-rsid="0038cdc5"/>
    </style:style>
    <style:style style:name="P49" style:family="paragraph" style:parent-style-name="Heading_20_2">
      <style:text-properties officeooo:paragraph-rsid="0039c2ca"/>
    </style:style>
    <style:style style:name="P50" style:family="paragraph" style:parent-style-name="Heading_20_2">
      <style:text-properties officeooo:paragraph-rsid="009955d4"/>
    </style:style>
    <style:style style:name="P51" style:family="paragraph" style:parent-style-name="Standard" style:list-style-name="L3">
      <loext:graphic-properties draw:fill="none"/>
      <style:paragraph-properties fo:margin-left="0in" fo:margin-right="0in" fo:line-height="115%" fo:text-indent="0in" style:auto-text-indent="false" fo:background-color="transparent"/>
      <style:text-properties fo:font-weight="normal" officeooo:rsid="0013025c" officeooo:paragraph-rsid="00293baa" style:font-weight-asian="normal" style:font-weight-complex="normal"/>
    </style:style>
    <style:style style:name="P52" style:family="paragraph" style:parent-style-name="Standard" style:list-style-name="L3">
      <loext:graphic-properties draw:fill="none"/>
      <style:paragraph-properties fo:margin-left="0in" fo:margin-right="0in" fo:line-height="115%" fo:text-indent="0in" style:auto-text-indent="false" fo:background-color="transparent"/>
      <style:text-properties fo:font-weight="normal" officeooo:rsid="0013025c" officeooo:paragraph-rsid="00569271" style:font-weight-asian="normal" style:font-weight-complex="normal"/>
    </style:style>
    <style:style style:name="P53" style:family="paragraph" style:parent-style-name="Text_20_body" style:list-style-name="L1" style:master-page-name="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style:page-number="auto" fo:background-color="transparent">
        <style:tab-stops>
          <style:tab-stop style:position="0.2744in"/>
        </style:tab-stops>
      </style:paragraph-properties>
      <style:text-properties fo:font-weight="bold" officeooo:rsid="008c587f" officeooo:paragraph-rsid="008c587f" style:font-weight-asian="bold" style:font-weight-complex="bold"/>
    </style:style>
    <style:style style:name="P54" style:family="paragraph" style:parent-style-name="Text_20_body" style:list-style-name="L1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>
        <style:tab-stops>
          <style:tab-stop style:position="0.2744in"/>
        </style:tab-stops>
      </style:paragraph-properties>
      <style:text-properties fo:font-weight="bold" officeooo:rsid="00444d12" officeooo:paragraph-rsid="00444d12" style:font-weight-asian="bold" style:font-weight-complex="bold"/>
    </style:style>
    <style:style style:name="P55" style:family="paragraph" style:parent-style-name="Text_20_body" style:list-style-name="L1">
      <loext:graphic-properties draw:fill="none" draw:fill-gradient-name="gradient" draw:fill-hatch-name="hatch"/>
      <style:paragraph-properties fo:margin-left="0in" fo:margin-right="0in" fo:margin-top="0.0398in" fo:margin-bottom="0in" style:contextual-spacing="false" fo:line-height="115%" fo:text-indent="0in" style:auto-text-indent="false" fo:background-color="transparent">
        <style:tab-stops>
          <style:tab-stop style:position="0.2744in"/>
        </style:tab-stops>
      </style:paragraph-properties>
      <style:text-properties fo:font-weight="bold" officeooo:rsid="003f6056" officeooo:paragraph-rsid="00938157" style:font-weight-asian="bold" style:font-weight-complex="bold"/>
    </style:style>
    <style:style style:name="P56" style:family="paragraph" style:parent-style-name="Text_20_body" style:list-style-name="L1" style:master-page-name="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style:page-number="auto" fo:background-color="transparent">
        <style:tab-stops>
          <style:tab-stop style:position="0.2744in"/>
        </style:tab-stops>
      </style:paragraph-properties>
      <style:text-properties fo:font-weight="bold" officeooo:paragraph-rsid="00444d12" style:font-weight-asian="bold" style:font-weight-complex="bold"/>
    </style:style>
    <style:style style:name="P57" style:family="paragraph" style:parent-style-name="Text_20_body" style:list-style-name="L1" style:master-page-name="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style:page-number="auto" fo:background-color="transparent">
        <style:tab-stops>
          <style:tab-stop style:position="0.2744in"/>
        </style:tab-stops>
      </style:paragraph-properties>
      <style:text-properties fo:font-weight="bold" officeooo:paragraph-rsid="004454d4" style:font-weight-asian="bold" style:font-weight-complex="bold"/>
    </style:style>
    <style:style style:name="P58" style:family="paragraph" style:parent-style-name="Text_20_body" style:list-style-name="L1" style:master-page-name="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style:page-number="auto" fo:background-color="transparent">
        <style:tab-stops>
          <style:tab-stop style:position="0.2744in"/>
        </style:tab-stops>
      </style:paragraph-properties>
      <style:text-properties officeooo:paragraph-rsid="004864bb"/>
    </style:style>
    <style:style style:name="P59" style:family="paragraph" style:parent-style-name="Text_20_body" style:list-style-name="L1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>
        <style:tab-stops>
          <style:tab-stop style:position="0.2744in"/>
        </style:tab-stops>
      </style:paragraph-properties>
      <style:text-properties officeooo:paragraph-rsid="0045d893"/>
    </style:style>
    <style:style style:name="P60" style:family="paragraph" style:parent-style-name="Text_20_body" style:list-style-name="L2">
      <loext:graphic-properties draw:fill="none"/>
      <style:paragraph-properties fo:margin-top="0in" fo:margin-bottom="0in" style:contextual-spacing="false" fo:line-height="115%" fo:background-color="transparent"/>
      <style:text-properties officeooo:paragraph-rsid="0094ef4a"/>
    </style:style>
    <style:style style:name="P61" style:family="paragraph" style:parent-style-name="Text_20_body" style:list-style-name="L2">
      <loext:graphic-properties draw:fill="none"/>
      <style:paragraph-properties fo:margin-top="0in" fo:margin-bottom="0in" style:contextual-spacing="false" fo:line-height="115%" fo:background-color="transparent"/>
      <style:text-properties officeooo:paragraph-rsid="00859984"/>
    </style:style>
    <style:style style:name="P62" style:family="paragraph" style:parent-style-name="Text_20_body" style:list-style-name="L2">
      <loext:graphic-properties draw:fill="none"/>
      <style:paragraph-properties fo:margin-top="0in" fo:margin-bottom="0in" style:contextual-spacing="false" fo:line-height="115%" fo:background-color="transparent"/>
      <style:text-properties officeooo:paragraph-rsid="00666584"/>
    </style:style>
    <style:style style:name="P63" style:family="paragraph" style:parent-style-name="Text_20_body" style:list-style-name="L2">
      <loext:graphic-properties draw:fill="none"/>
      <style:paragraph-properties fo:margin-top="0in" fo:margin-bottom="0in" style:contextual-spacing="false" fo:line-height="115%" fo:background-color="transparent"/>
      <style:text-properties officeooo:paragraph-rsid="00699bbd"/>
    </style:style>
    <style:style style:name="P64" style:family="paragraph" style:parent-style-name="Text_20_body" style:list-style-name="L3">
      <loext:graphic-properties draw:fill="none"/>
      <style:paragraph-properties fo:margin-left="0in" fo:margin-right="0in" fo:line-height="115%" fo:text-indent="0in" style:auto-text-indent="false" fo:background-color="transparent"/>
      <style:text-properties officeooo:paragraph-rsid="0038cdc5"/>
    </style:style>
    <style:style style:name="P65" style:family="paragraph" style:parent-style-name="Text_20_body" style:list-style-name="L3">
      <loext:graphic-properties draw:fill="none" draw:fill-gradient-name="gradient" draw:fill-hatch-name="hatch"/>
      <style:paragraph-properties fo:margin-left="0in" fo:margin-right="0in" fo:margin-top="0.0783in" fo:margin-bottom="0in" style:contextual-spacing="false" fo:line-height="115%" fo:text-indent="0in" style:auto-text-indent="false" fo:background-color="transparent"/>
      <style:text-properties officeooo:paragraph-rsid="002329e8"/>
    </style:style>
    <style:style style:name="P66" style:family="paragraph" style:parent-style-name="Text_20_body" style:list-style-name="L3">
      <loext:graphic-properties draw:fill="none"/>
      <style:paragraph-properties fo:margin-left="0in" fo:margin-right="0in" fo:line-height="115%" fo:text-indent="0in" style:auto-text-indent="false" fo:background-color="transparent"/>
      <style:text-properties fo:font-weight="normal" officeooo:rsid="0013025c" officeooo:paragraph-rsid="0027d4b8" style:font-weight-asian="normal" style:font-weight-complex="normal"/>
    </style:style>
    <style:style style:name="P67" style:family="paragraph" style:parent-style-name="Text_20_body" style:list-style-name="L3">
      <loext:graphic-properties draw:fill="none"/>
      <style:paragraph-properties fo:margin-left="0in" fo:margin-right="0in" fo:line-height="115%" fo:text-indent="0in" style:auto-text-indent="false" fo:background-color="transparent"/>
      <style:text-properties fo:font-weight="normal" officeooo:rsid="0013025c" officeooo:paragraph-rsid="00293baa" style:font-weight-asian="normal" style:font-weight-complex="normal"/>
    </style:style>
    <style:style style:name="P68" style:family="paragraph" style:parent-style-name="Text_20_body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 fo:background-color="transparent"/>
      <style:text-properties officeooo:paragraph-rsid="009630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a5bd0" style:font-size-asian="10pt" style:font-size-complex="10pt"/>
    </style:style>
    <style:style style:name="T3" style:family="text">
      <style:text-properties fo:font-size="10pt" officeooo:rsid="002d4f82" style:font-size-asian="10pt" style:font-size-complex="10pt"/>
    </style:style>
    <style:style style:name="T4" style:family="text">
      <style:text-properties fo:font-size="10pt" officeooo:rsid="002e15de" style:font-size-asian="10pt" style:font-size-complex="10pt"/>
    </style:style>
    <style:style style:name="T5" style:family="text">
      <style:text-properties fo:font-size="10pt" officeooo:rsid="0046e604" style:font-size-asian="10pt" style:font-size-complex="10pt"/>
    </style:style>
    <style:style style:name="T6" style:family="text">
      <style:text-properties fo:font-size="10pt" officeooo:rsid="0049fe09" style:font-size-asian="10pt" style:font-size-complex="10pt"/>
    </style:style>
    <style:style style:name="T7" style:family="text">
      <style:text-properties fo:font-size="10pt" officeooo:rsid="003f6056" style:font-size-asian="10pt" style:font-size-complex="10pt"/>
    </style:style>
    <style:style style:name="T8" style:family="text">
      <style:text-properties fo:font-size="10pt" officeooo:rsid="009552a4" style:font-size-asian="10pt" style:font-size-complex="10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style="normal" officeooo:rsid="002d4f82" style:font-size-asian="10pt" style:font-style-asian="normal" style:font-size-complex="10pt" style:font-style-complex="normal"/>
    </style:style>
    <style:style style:name="T11" style:family="text">
      <style:text-properties fo:font-size="10pt" fo:font-weight="normal" officeooo:rsid="0046e604" style:font-size-asian="10pt" style:font-weight-asian="normal" style:font-size-complex="10pt" style:font-weight-complex="normal"/>
    </style:style>
    <style:style style:name="T12" style:family="text">
      <style:text-properties officeooo:rsid="000a5bd0"/>
    </style:style>
    <style:style style:name="T13" style:family="text">
      <style:text-properties officeooo:rsid="000aa337"/>
    </style:style>
    <style:style style:name="T14" style:family="text">
      <style:text-properties style:font-name="Liberation Mono" fo:font-size="10pt" officeooo:rsid="000aa337" style:font-name-asian="Noto Sans Mono CJK SC" style:font-size-asian="10pt" style:font-name-complex="Liberation Mono" style:font-size-complex="10pt"/>
    </style:style>
    <style:style style:name="T15" style:family="text">
      <style:text-properties style:font-name="Liberation Mono" fo:font-size="9pt" officeooo:rsid="0034bcd1" style:font-name-asian="Noto Sans Mono CJK SC" style:font-size-asian="10pt" style:font-name-complex="Liberation Mono" style:font-size-complex="10pt"/>
    </style:style>
    <style:style style:name="T16" style:family="text">
      <style:text-properties style:font-name="Liberation Mono" fo:font-size="9pt" officeooo:rsid="0035a850" style:font-name-asian="Noto Sans Mono CJK SC" style:font-size-asian="10pt" style:font-name-complex="Liberation Mono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aa337" style:font-weight-asian="bold" style:font-weight-complex="bold"/>
    </style:style>
    <style:style style:name="T19" style:family="text">
      <style:text-properties fo:font-weight="bold" officeooo:rsid="000f550f" style:font-weight-asian="bold" style:font-weight-complex="bold"/>
    </style:style>
    <style:style style:name="T20" style:family="text">
      <style:text-properties fo:font-weight="bold" officeooo:rsid="0011c78f" style:font-weight-asian="bold" style:font-weight-complex="bold"/>
    </style:style>
    <style:style style:name="T21" style:family="text">
      <style:text-properties fo:font-weight="bold" officeooo:rsid="00159046" style:font-weight-asian="bold" style:font-weight-complex="bold"/>
    </style:style>
    <style:style style:name="T22" style:family="text">
      <style:text-properties fo:font-weight="bold" officeooo:rsid="000cb57a" style:font-weight-asian="bold" style:font-weight-complex="bold"/>
    </style:style>
    <style:style style:name="T23" style:family="text">
      <style:text-properties fo:font-weight="bold" officeooo:rsid="004864bb" style:font-weight-asian="bold" style:font-weight-complex="bold"/>
    </style:style>
    <style:style style:name="T24" style:family="text">
      <style:text-properties fo:font-weight="bold" officeooo:rsid="00666584" style:font-weight-asian="bold" style:font-weight-complex="bold"/>
    </style:style>
    <style:style style:name="T25" style:family="text">
      <style:text-properties fo:font-weight="bold" officeooo:rsid="006d4a1b" style:font-weight-asian="bold" style:font-weight-complex="bold"/>
    </style:style>
    <style:style style:name="T26" style:family="text">
      <style:text-properties fo:font-weight="bold" officeooo:rsid="006e8e8f" style:font-weight-asian="bold" style:font-weight-complex="bold"/>
    </style:style>
    <style:style style:name="T27" style:family="text">
      <style:text-properties fo:font-weight="bold" officeooo:rsid="0089fdde" style:font-weight-asian="bold" style:font-weight-complex="bold"/>
    </style:style>
    <style:style style:name="T28" style:family="text">
      <style:text-properties fo:font-weight="bold" officeooo:rsid="004454d4" style:font-weight-asian="bold" style:font-weight-complex="bold"/>
    </style:style>
    <style:style style:name="T29" style:family="text">
      <style:text-properties fo:font-weight="bold" officeooo:rsid="00459296" style:font-weight-asian="bold" style:font-weight-complex="bold"/>
    </style:style>
    <style:style style:name="T30" style:family="text">
      <style:text-properties style:text-line-through-style="solid" style:text-line-through-type="single" officeooo:rsid="000aa337"/>
    </style:style>
    <style:style style:name="T31" style:family="text">
      <style:text-properties officeooo:rsid="000c02ba"/>
    </style:style>
    <style:style style:name="T32" style:family="text">
      <style:text-properties fo:color="#c9211e" loext:opacity="100%" fo:font-weight="bold" style:font-weight-asian="bold" style:font-weight-complex="bold"/>
    </style:style>
    <style:style style:name="T33" style:family="text">
      <style:text-properties fo:color="#c9211e" loext:opacity="100%" fo:font-weight="bold" officeooo:rsid="00159046" style:font-weight-asian="bold" style:font-weight-complex="bold"/>
    </style:style>
    <style:style style:name="T34" style:family="text">
      <style:text-properties fo:color="#c9211e" loext:opacity="100%" fo:font-weight="bold" officeooo:rsid="00666584" style:font-weight-asian="bold" style:font-weight-complex="bold"/>
    </style:style>
    <style:style style:name="T35" style:family="text">
      <style:text-properties fo:color="#c9211e" loext:opacity="100%" fo:font-weight="bold" officeooo:rsid="0037d0be" style:font-weight-asian="bold" style:font-weight-complex="bold"/>
    </style:style>
    <style:style style:name="T36" style:family="text">
      <style:text-properties fo:color="#c9211e" loext:opacity="100%" fo:font-size="8pt" fo:font-weight="bold" style:font-size-asian="8pt" style:font-weight-asian="bold" style:font-size-complex="8pt" style:font-weight-complex="bold"/>
    </style:style>
    <style:style style:name="T37" style:family="text">
      <style:text-properties fo:color="#c9211e" loext:opacity="100%" fo:font-size="8pt" fo:font-weight="normal" style:font-size-asian="8pt" style:font-weight-asian="normal" style:font-size-complex="8pt" style:font-weight-complex="normal"/>
    </style:style>
    <style:style style:name="T38" style:family="text">
      <style:text-properties fo:color="#c9211e" loext:opacity="100%" fo:font-size="8pt" fo:font-weight="normal" officeooo:rsid="0028a7d4" style:font-size-asian="8pt" style:font-weight-asian="normal" style:font-size-complex="8pt" style:font-weight-complex="normal"/>
    </style:style>
    <style:style style:name="T39" style:family="text">
      <style:text-properties fo:color="#c9211e" loext:opacity="100%" fo:font-size="8pt" fo:font-weight="normal" officeooo:rsid="002700bc" style:font-size-asian="8pt" style:font-weight-asian="normal" style:font-size-complex="8pt" style:font-weight-complex="normal"/>
    </style:style>
    <style:style style:name="T40" style:family="text">
      <style:text-properties fo:color="#c9211e" loext:opacity="100%" fo:font-size="8pt" fo:font-weight="normal" officeooo:rsid="002e15de" style:font-size-asian="8pt" style:font-weight-asian="normal" style:font-size-complex="8pt" style:font-weight-complex="normal"/>
    </style:style>
    <style:style style:name="T41" style:family="text">
      <style:text-properties fo:color="#c9211e" loext:opacity="100%" fo:font-size="8pt" fo:font-weight="normal" officeooo:rsid="001b5d03" style:font-size-asian="8pt" style:font-weight-asian="normal" style:font-size-complex="8pt" style:font-weight-complex="normal"/>
    </style:style>
    <style:style style:name="T42" style:family="text">
      <style:text-properties fo:color="#c9211e" loext:opacity="100%" fo:font-size="8pt" fo:font-weight="normal" officeooo:rsid="003d8c9e" style:font-size-asian="8pt" style:font-weight-asian="normal" style:font-size-complex="8pt" style:font-weight-complex="normal"/>
    </style:style>
    <style:style style:name="T43" style:family="text">
      <style:text-properties fo:color="#c9211e" loext:opacity="100%" fo:font-size="8pt" fo:font-weight="normal" officeooo:rsid="0077be03" style:font-size-asian="8pt" style:font-weight-asian="normal" style:font-size-complex="8pt" style:font-weight-complex="normal"/>
    </style:style>
    <style:style style:name="T44" style:family="text">
      <style:text-properties fo:color="#c9211e" loext:opacity="100%" fo:font-size="8pt" fo:font-weight="normal" officeooo:rsid="009630ff" style:font-size-asian="8pt" style:font-weight-asian="normal" style:font-size-complex="8pt" style:font-weight-complex="normal"/>
    </style:style>
    <style:style style:name="T45" style:family="text">
      <style:text-properties fo:color="#c9211e" loext:opacity="100%" style:text-line-through-style="none" style:text-line-through-type="none" fo:font-size="8pt" style:font-size-asian="8pt" style:font-size-complex="8pt"/>
    </style:style>
    <style:style style:name="T46" style:family="text">
      <style:text-properties fo:color="#c9211e" loext:opacity="100%" style:text-line-through-style="none" style:text-line-through-type="none" fo:font-size="8pt" officeooo:rsid="002700bc" style:font-size-asian="8pt" style:font-size-complex="8pt"/>
    </style:style>
    <style:style style:name="T47" style:family="text">
      <style:text-properties fo:color="#c9211e" loext:opacity="100%" style:text-line-through-style="none" style:text-line-through-type="none" fo:font-size="8pt" officeooo:rsid="0013025c" style:font-size-asian="8pt" style:font-size-complex="8pt"/>
    </style:style>
    <style:style style:name="T48" style:family="text">
      <style:text-properties fo:color="#c9211e" loext:opacity="100%" style:text-line-through-style="none" style:text-line-through-type="none" fo:font-size="8pt" officeooo:rsid="0028a7d4" style:font-size-asian="8pt" style:font-size-complex="8pt"/>
    </style:style>
    <style:style style:name="T49" style:family="text">
      <style:text-properties fo:color="#c9211e" loext:opacity="100%" style:text-line-through-style="none" style:text-line-through-type="none" fo:font-size="8pt" officeooo:rsid="002a66e3" style:font-size-asian="8pt" style:font-size-complex="8pt"/>
    </style:style>
    <style:style style:name="T50" style:family="text">
      <style:text-properties fo:color="#c9211e" loext:opacity="100%" style:text-line-through-style="none" style:text-line-through-type="none" fo:font-size="8pt" officeooo:rsid="00293baa" style:font-size-asian="8pt" style:font-size-complex="8pt"/>
    </style:style>
    <style:style style:name="T51" style:family="text">
      <style:text-properties fo:color="#c9211e" loext:opacity="100%" style:text-line-through-style="none" style:text-line-through-type="none" fo:font-size="8pt" fo:font-weight="normal" officeooo:rsid="002700bc" style:font-size-asian="8pt" style:font-weight-asian="normal" style:font-size-complex="8pt" style:font-weight-complex="normal"/>
    </style:style>
    <style:style style:name="T52" style:family="text">
      <style:text-properties fo:color="#c9211e" loext:opacity="100%" style:text-line-through-style="none" style:text-line-through-type="none" fo:font-size="8pt" fo:font-weight="bold" officeooo:rsid="002700bc" style:font-size-asian="8pt" style:font-weight-asian="bold" style:font-size-complex="8pt" style:font-weight-complex="bold"/>
    </style:style>
    <style:style style:name="T53" style:family="text">
      <style:text-properties fo:color="#c9211e" loext:opacity="100%" style:text-line-through-style="none" style:text-line-through-type="none" fo:font-size="8pt" fo:font-weight="bold" officeooo:rsid="002a9d00" style:font-size-asian="8pt" style:font-weight-asian="bold" style:font-size-complex="8pt" style:font-weight-complex="bold"/>
    </style:style>
    <style:style style:name="T54" style:family="text">
      <style:text-properties fo:color="#c9211e" loext:opacity="100%" style:text-line-through-style="none" style:text-line-through-type="none" fo:font-size="8pt" fo:font-weight="bold" officeooo:rsid="002a66e3" style:font-size-asian="8pt" style:font-weight-asian="bold" style:font-size-complex="8pt" style:font-weight-complex="bold"/>
    </style:style>
    <style:style style:name="T55" style:family="text">
      <style:text-properties fo:color="#c9211e" loext:opacity="100%" style:text-line-through-style="none" style:text-line-through-type="none" fo:font-size="8pt" fo:font-style="italic" officeooo:rsid="002700bc" style:font-size-asian="8pt" style:font-style-asian="italic" style:font-size-complex="8pt" style:font-style-complex="italic"/>
    </style:style>
    <style:style style:name="T56" style:family="text">
      <style:text-properties fo:color="#c9211e" loext:opacity="100%" style:text-line-through-style="none" style:text-line-through-type="none" fo:font-size="9pt" fo:font-weight="normal" style:font-size-asian="9pt" style:font-weight-asian="normal" style:font-size-complex="9pt" style:font-weight-complex="normal"/>
    </style:style>
    <style:style style:name="T57" style:family="text">
      <style:text-properties fo:color="#c9211e" loext:opacity="100%" style:text-line-through-style="none" style:text-line-through-type="none" fo:font-size="9pt" fo:font-weight="normal" officeooo:rsid="0013025c" style:font-size-asian="9pt" style:font-weight-asian="normal" style:font-size-complex="9pt" style:font-weight-complex="normal"/>
    </style:style>
    <style:style style:name="T58" style:family="text">
      <style:text-properties fo:color="#c9211e" loext:opacity="100%" style:text-line-through-style="none" style:text-line-through-type="none" fo:font-size="9pt" fo:font-weight="normal" officeooo:rsid="0013db85" style:font-size-asian="9pt" style:font-weight-asian="normal" style:font-size-complex="9pt" style:font-weight-complex="normal"/>
    </style:style>
    <style:style style:name="T59" style:family="text">
      <style:text-properties fo:color="#c9211e" loext:opacity="100%" style:text-line-through-style="none" style:text-line-through-type="none" fo:font-size="9pt" fo:font-weight="normal" officeooo:rsid="0013f196" style:font-size-asian="9pt" style:font-weight-asian="normal" style:font-size-complex="9pt" style:font-weight-complex="normal"/>
    </style:style>
    <style:style style:name="T60" style:family="text">
      <style:text-properties fo:color="#c9211e" loext:opacity="100%" style:text-underline-style="none" officeooo:rsid="003779e7"/>
    </style:style>
    <style:style style:name="T61" style:family="text">
      <style:text-properties fo:color="#c9211e" loext:opacity="100%" style:text-underline-style="none" officeooo:rsid="0037d0be"/>
    </style:style>
    <style:style style:name="T62" style:family="text">
      <style:text-properties fo:color="#c9211e" loext:opacity="100%" style:text-underline-style="none" fo:font-weight="bold" officeooo:rsid="0034bcd1" style:font-weight-asian="bold" style:font-weight-complex="bold"/>
    </style:style>
    <style:style style:name="T63" style:family="text">
      <style:text-properties fo:color="#c9211e" loext:opacity="100%" style:text-underline-style="none" fo:font-weight="bold" officeooo:rsid="00444d12" style:font-weight-asian="bold" style:font-weight-complex="bold"/>
    </style:style>
    <style:style style:name="T64" style:family="text">
      <style:text-properties fo:color="#c9211e" loext:opacity="100%" style:text-underline-style="none" fo:font-weight="bold" officeooo:rsid="00666584" style:font-weight-asian="bold" style:font-weight-complex="bold"/>
    </style:style>
    <style:style style:name="T65" style:family="text">
      <style:text-properties fo:color="#c9211e" loext:opacity="100%" style:text-underline-style="none" fo:font-weight="bold" officeooo:rsid="0037d0be" style:font-weight-asian="bold" style:font-weight-complex="bold"/>
    </style:style>
    <style:style style:name="T66" style:family="text">
      <style:text-properties fo:color="#c9211e" loext:opacity="100%" style:text-underline-style="none" fo:font-weight="bold" officeooo:rsid="00689d4f" style:font-weight-asian="bold" style:font-weight-complex="bold"/>
    </style:style>
    <style:style style:name="T67" style:family="text">
      <style:text-properties fo:color="#c9211e" loext:opacity="100%" style:text-underline-style="none" fo:font-weight="bold" officeooo:rsid="004d7f72" style:font-weight-asian="bold" style:font-weight-complex="bold"/>
    </style:style>
    <style:style style:name="T68" style:family="text">
      <style:text-properties fo:color="#c9211e" loext:opacity="100%" style:text-underline-style="none" fo:font-weight="normal" officeooo:rsid="0034bcd1" style:font-weight-asian="normal" style:font-weight-complex="normal"/>
    </style:style>
    <style:style style:name="T69" style:family="text">
      <style:text-properties fo:color="#c9211e" loext:opacity="100%" style:text-underline-style="none" fo:font-weight="normal" officeooo:rsid="00444d12" style:font-weight-asian="normal" style:font-weight-complex="normal"/>
    </style:style>
    <style:style style:name="T70" style:family="text">
      <style:text-properties fo:color="#c9211e" loext:opacity="100%" style:text-underline-style="none" fo:font-weight="normal" officeooo:rsid="0037d0be" style:font-weight-asian="normal" style:font-weight-complex="normal"/>
    </style:style>
    <style:style style:name="T71" style:family="text">
      <style:text-properties fo:color="#c9211e" loext:opacity="100%" style:text-underline-style="none" fo:font-weight="normal" officeooo:rsid="00689d4f" style:font-weight-asian="normal" style:font-weight-complex="normal"/>
    </style:style>
    <style:style style:name="T72" style:family="text">
      <style:text-properties fo:color="#c9211e" loext:opacity="100%" style:text-underline-style="none" fo:font-weight="normal" officeooo:rsid="003800c0" style:font-weight-asian="normal" style:font-weight-complex="normal"/>
    </style:style>
    <style:style style:name="T73" style:family="text">
      <style:text-properties fo:color="#c9211e" loext:opacity="100%" style:text-underline-style="none" fo:font-weight="normal" officeooo:rsid="0045d893" style:font-weight-asian="normal" style:font-weight-complex="normal"/>
    </style:style>
    <style:style style:name="T74" style:family="text">
      <style:text-properties fo:color="#c9211e" loext:opacity="100%" fo:font-weight="normal" officeooo:rsid="004454d4" style:font-weight-asian="normal" style:font-weight-complex="normal"/>
    </style:style>
    <style:style style:name="T75" style:family="text">
      <style:text-properties fo:color="#c9211e" loext:opacity="100%" fo:font-weight="normal" officeooo:rsid="0037d0be" style:font-weight-asian="normal" style:font-weight-complex="normal"/>
    </style:style>
    <style:style style:name="T76" style:family="text">
      <style:text-properties fo:color="#c9211e" loext:opacity="100%" fo:font-weight="normal" officeooo:rsid="003800c0" style:font-weight-asian="normal" style:font-weight-complex="normal"/>
    </style:style>
    <style:style style:name="T77" style:family="text">
      <style:text-properties fo:color="#c9211e" loext:opacity="100%" fo:font-weight="normal" officeooo:rsid="0045d893" style:font-weight-asian="normal" style:font-weight-complex="normal"/>
    </style:style>
    <style:style style:name="T78" style:family="text">
      <style:text-properties fo:color="#c9211e" loext:opacity="100%" fo:font-weight="normal" officeooo:rsid="004d7f72" style:font-weight-asian="normal" style:font-weight-complex="normal"/>
    </style:style>
    <style:style style:name="T79" style:family="text">
      <style:text-properties fo:color="#c9211e" loext:opacity="100%" fo:font-weight="normal" officeooo:rsid="00689d4f" style:font-weight-asian="normal" style:font-weight-complex="normal"/>
    </style:style>
    <style:style style:name="T80" style:family="text">
      <style:text-properties fo:color="#c9211e" loext:opacity="100%" officeooo:rsid="004454d4"/>
    </style:style>
    <style:style style:name="T81" style:family="text">
      <style:text-properties fo:font-size="8pt" fo:font-weight="bold" style:font-size-asian="8pt" style:font-weight-asian="bold" style:font-size-complex="8pt" style:font-weight-complex="bold"/>
    </style:style>
    <style:style style:name="T82" style:family="text">
      <style:text-properties fo:font-size="8pt" fo:font-weight="normal" style:font-size-asian="8pt" style:font-weight-asian="normal" style:font-size-complex="8pt" style:font-weight-complex="normal"/>
    </style:style>
    <style:style style:name="T83" style:family="text">
      <style:text-properties fo:font-size="8pt" fo:font-weight="normal" officeooo:rsid="001b5d03" style:font-size-asian="8pt" style:font-weight-asian="normal" style:font-size-complex="8pt" style:font-weight-complex="normal"/>
    </style:style>
    <style:style style:name="T84" style:family="text">
      <style:text-properties fo:font-size="8pt" fo:font-weight="normal" officeooo:rsid="001cb77d" style:font-size-asian="8pt" style:font-weight-asian="normal" style:font-size-complex="8pt" style:font-weight-complex="normal"/>
    </style:style>
    <style:style style:name="T85" style:family="text">
      <style:text-properties fo:font-size="8pt" fo:font-weight="normal" officeooo:rsid="001e781d" style:font-size-asian="8pt" style:font-weight-asian="normal" style:font-size-complex="8pt" style:font-weight-complex="normal"/>
    </style:style>
    <style:style style:name="T86" style:family="text">
      <style:text-properties fo:font-size="8pt" fo:font-weight="normal" officeooo:rsid="00204f1e" style:font-size-asian="8pt" style:font-weight-asian="normal" style:font-size-complex="8pt" style:font-weight-complex="normal"/>
    </style:style>
    <style:style style:name="T87" style:family="text">
      <style:text-properties fo:font-size="8pt" fo:font-weight="normal" officeooo:rsid="0025065e" style:font-size-asian="8pt" style:font-weight-asian="normal" style:font-size-complex="8pt" style:font-weight-complex="normal"/>
    </style:style>
    <style:style style:name="T88" style:family="text">
      <style:text-properties fo:font-size="8pt" fo:font-weight="normal" officeooo:rsid="003d8c9e" style:font-size-asian="8pt" style:font-weight-asian="normal" style:font-size-complex="8pt" style:font-weight-complex="normal"/>
    </style:style>
    <style:style style:name="T89" style:family="text">
      <style:text-properties fo:font-size="8pt" fo:font-weight="normal" officeooo:rsid="002700bc" style:font-size-asian="8pt" style:font-weight-asian="normal" style:font-size-complex="8pt" style:font-weight-complex="normal"/>
    </style:style>
    <style:style style:name="T90" style:family="text">
      <style:text-properties fo:font-size="8pt" fo:font-weight="normal" officeooo:rsid="002e15de" style:font-size-asian="8pt" style:font-weight-asian="normal" style:font-size-complex="8pt" style:font-weight-complex="normal"/>
    </style:style>
    <style:style style:name="T91" style:family="text">
      <style:text-properties fo:font-size="8pt" fo:font-weight="normal" officeooo:rsid="0028a7d4" style:font-size-asian="8pt" style:font-weight-asian="normal" style:font-size-complex="8pt" style:font-weight-complex="normal"/>
    </style:style>
    <style:style style:name="T92" style:family="text">
      <style:text-properties fo:font-size="8pt" fo:font-weight="normal" officeooo:rsid="0077be03" style:font-size-asian="8pt" style:font-weight-asian="normal" style:font-size-complex="8pt" style:font-weight-complex="normal"/>
    </style:style>
    <style:style style:name="T93" style:family="text">
      <style:text-properties officeooo:rsid="000cb57a"/>
    </style:style>
    <style:style style:name="T94" style:family="text">
      <style:text-properties officeooo:rsid="000e2d94"/>
    </style:style>
    <style:style style:name="T95" style:family="text">
      <style:text-properties officeooo:rsid="000f550f"/>
    </style:style>
    <style:style style:name="T96" style:family="text">
      <style:text-properties fo:font-weight="normal" style:font-weight-asian="normal" style:font-weight-complex="normal"/>
    </style:style>
    <style:style style:name="T97" style:family="text">
      <style:text-properties fo:font-weight="normal" officeooo:rsid="0011c78f" style:font-weight-asian="normal" style:font-weight-complex="normal"/>
    </style:style>
    <style:style style:name="T98" style:family="text">
      <style:text-properties fo:font-weight="normal" officeooo:rsid="0013025c" style:font-weight-asian="normal" style:font-weight-complex="normal"/>
    </style:style>
    <style:style style:name="T99" style:family="text">
      <style:text-properties fo:font-weight="normal" officeooo:rsid="0046e604" style:font-weight-asian="normal" style:font-weight-complex="normal"/>
    </style:style>
    <style:style style:name="T100" style:family="text">
      <style:text-properties fo:font-weight="normal" officeooo:rsid="00489444" style:font-weight-asian="normal" style:font-weight-complex="normal"/>
    </style:style>
    <style:style style:name="T101" style:family="text">
      <style:text-properties fo:font-weight="normal" officeooo:rsid="0048a659" style:font-weight-asian="normal" style:font-weight-complex="normal"/>
    </style:style>
    <style:style style:name="T102" style:family="text">
      <style:text-properties fo:font-weight="normal" officeooo:rsid="00532c58" style:font-weight-asian="normal" style:font-weight-complex="normal"/>
    </style:style>
    <style:style style:name="T103" style:family="text">
      <style:text-properties fo:font-weight="normal" officeooo:rsid="00666584" style:font-weight-asian="normal" style:font-weight-complex="normal"/>
    </style:style>
    <style:style style:name="T104" style:family="text">
      <style:text-properties fo:font-weight="normal" officeooo:rsid="00699bbd" style:font-weight-asian="normal" style:font-weight-complex="normal"/>
    </style:style>
    <style:style style:name="T105" style:family="text">
      <style:text-properties officeooo:rsid="0013025c"/>
    </style:style>
    <style:style style:name="T106" style:family="text">
      <style:text-properties fo:font-size="9pt" style:font-size-asian="9pt" style:font-size-complex="9pt"/>
    </style:style>
    <style:style style:name="T107" style:family="text">
      <style:text-properties fo:font-size="9pt" fo:font-weight="bold" style:font-size-asian="9pt" style:font-weight-asian="bold" style:font-size-complex="9pt" style:font-weight-complex="bold"/>
    </style:style>
    <style:style style:name="T108" style:family="text">
      <style:text-properties fo:font-size="9pt" fo:font-weight="normal" style:font-size-asian="9pt" style:font-weight-asian="normal" style:font-size-complex="9pt" style:font-weight-complex="normal"/>
    </style:style>
    <style:style style:name="T109" style:family="text">
      <style:text-properties fo:font-size="9pt" fo:font-weight="normal" officeooo:rsid="0013025c" style:font-size-asian="9pt" style:font-weight-asian="normal" style:font-size-complex="9pt" style:font-weight-complex="normal"/>
    </style:style>
    <style:style style:name="T110" style:family="text">
      <style:text-properties fo:font-size="9pt" fo:font-weight="normal" officeooo:rsid="00190779" style:font-size-asian="9pt" style:font-weight-asian="normal" style:font-size-complex="9pt" style:font-weight-complex="normal"/>
    </style:style>
    <style:style style:name="T111" style:family="text">
      <style:text-properties fo:font-size="9pt" fo:font-weight="normal" officeooo:rsid="0097a8c9" style:font-size-asian="9pt" style:font-weight-asian="normal" style:font-size-complex="9pt" style:font-weight-complex="normal"/>
    </style:style>
    <style:style style:name="T112" style:family="text">
      <style:text-properties fo:font-size="9pt" officeooo:rsid="0034bcd1" style:font-name-asian="Noto Sans Mono CJK SC" style:font-size-asian="10pt" style:font-name-complex="Liberation Mono" style:font-size-complex="10pt"/>
    </style:style>
    <style:style style:name="T113" style:family="text">
      <style:text-properties style:text-line-through-style="none" style:text-line-through-type="none" fo:font-size="9pt" fo:font-weight="normal" style:font-size-asian="9pt" style:font-weight-asian="normal" style:font-size-complex="9pt" style:font-weight-complex="normal"/>
    </style:style>
    <style:style style:name="T114" style:family="text">
      <style:text-properties style:text-line-through-style="none" style:text-line-through-type="none" fo:font-size="9pt" fo:font-weight="normal" officeooo:rsid="0013f196" style:font-size-asian="9pt" style:font-weight-asian="normal" style:font-size-complex="9pt" style:font-weight-complex="normal"/>
    </style:style>
    <style:style style:name="T115" style:family="text">
      <style:text-properties style:text-line-through-style="none" style:text-line-through-type="none" fo:font-size="8pt" style:font-size-asian="8pt" style:font-size-complex="8pt"/>
    </style:style>
    <style:style style:name="T116" style:family="text">
      <style:text-properties style:text-line-through-style="none" style:text-line-through-type="none" fo:font-size="8pt" fo:font-weight="normal" officeooo:rsid="002700bc" style:font-size-asian="8pt" style:font-weight-asian="normal" style:font-size-complex="8pt" style:font-weight-complex="normal"/>
    </style:style>
    <style:style style:name="T117" style:family="text">
      <style:text-properties style:text-line-through-style="none" style:text-line-through-type="none" officeooo:rsid="000aa337"/>
    </style:style>
    <style:style style:name="T118" style:family="text">
      <style:text-properties style:text-line-through-style="none" style:text-line-through-type="none" officeooo:rsid="0051fb90"/>
    </style:style>
    <style:style style:name="T119" style:family="text">
      <style:text-properties officeooo:rsid="0016b88d"/>
    </style:style>
    <style:style style:name="T120" style:family="text">
      <style:text-properties officeooo:rsid="00190ba2"/>
    </style:style>
    <style:style style:name="T121" style:family="text">
      <style:text-properties officeooo:rsid="001942f6"/>
    </style:style>
    <style:style style:name="T122" style:family="text">
      <style:text-properties fo:color="#000000" loext:opacity="100%" style:text-line-through-style="none" style:text-line-through-type="none" fo:font-size="8pt" style:font-size-asian="8pt" style:font-size-complex="8pt"/>
    </style:style>
    <style:style style:name="T123" style:family="text">
      <style:text-properties fo:color="#000000" loext:opacity="100%" style:text-line-through-style="none" style:text-line-through-type="none" fo:font-size="8pt" fo:font-weight="bold" style:font-size-asian="8pt" style:font-weight-asian="bold" style:font-size-complex="8pt" style:font-weight-complex="bold"/>
    </style:style>
    <style:style style:name="T124" style:family="text">
      <style:text-properties fo:color="#000000" loext:opacity="100%" style:text-line-through-style="none" style:text-line-through-type="none" fo:font-size="8pt" fo:font-weight="bold" officeooo:rsid="0028a7d4" style:font-size-asian="8pt" style:font-weight-asian="bold" style:font-size-complex="8pt" style:font-weight-complex="bold"/>
    </style:style>
    <style:style style:name="T125" style:family="text">
      <style:text-properties fo:color="#000000" loext:opacity="100%" style:text-line-through-style="none" style:text-line-through-type="none" fo:font-size="8pt" fo:font-style="italic" officeooo:rsid="00293baa" style:font-size-asian="8pt" style:font-style-asian="italic" style:font-size-complex="8pt" style:font-style-complex="italic"/>
    </style:style>
    <style:style style:name="T126" style:family="text">
      <style:text-properties fo:color="#000000" loext:opacity="100%" style:text-line-through-style="none" style:text-line-through-type="none" fo:font-size="8pt" fo:font-style="italic" officeooo:rsid="002700bc" style:font-size-asian="8pt" style:font-style-asian="italic" style:font-size-complex="8pt" style:font-style-complex="italic"/>
    </style:style>
    <style:style style:name="T127" style:family="text">
      <style:text-properties fo:color="#000000" loext:opacity="100%" style:text-line-through-style="none" style:text-line-through-type="none" fo:font-size="9pt" fo:font-weight="normal" style:font-size-asian="9pt" style:font-weight-asian="normal" style:font-size-complex="9pt" style:font-weight-complex="normal"/>
    </style:style>
    <style:style style:name="T128" style:family="text">
      <style:text-properties fo:color="#000000" loext:opacity="100%" style:text-line-through-style="none" style:text-line-through-type="none" fo:font-size="9pt" fo:font-weight="bold" style:font-size-asian="9pt" style:font-weight-asian="bold" style:font-size-complex="9pt" style:font-weight-complex="bold"/>
    </style:style>
    <style:style style:name="T129" style:family="text">
      <style:text-properties fo:color="#000000" loext:opacity="100%" fo:font-size="8pt" fo:font-weight="normal" style:font-size-asian="8pt" style:font-weight-asian="normal" style:font-size-complex="8pt" style:font-weight-complex="normal"/>
    </style:style>
    <style:style style:name="T130" style:family="text">
      <style:text-properties fo:color="#000000" loext:opacity="100%" style:text-underline-style="none" officeooo:rsid="003779e7"/>
    </style:style>
    <style:style style:name="T131" style:family="text">
      <style:text-properties fo:color="#000000" loext:opacity="100%" style:text-underline-style="none" officeooo:rsid="0037d0be"/>
    </style:style>
    <style:style style:name="T132" style:family="text">
      <style:text-properties fo:color="#000000" loext:opacity="100%" style:font-name="Liberation Sans" fo:font-size="10.5pt" fo:font-weight="bold" officeooo:rsid="004454d4" fo:background-color="#ffffff" loext:char-shading-value="0" style:font-weight-asian="bold" style:font-weight-complex="bold"/>
    </style:style>
    <style:style style:name="T133" style:family="text">
      <style:text-properties fo:color="#000000" loext:opacity="100%" style:font-name="Liberation Sans" fo:font-size="10.5pt" fo:font-weight="bold" officeooo:rsid="00459296" fo:background-color="#ffffff" loext:char-shading-value="0" style:font-weight-asian="bold" style:font-weight-complex="bold"/>
    </style:style>
    <style:style style:name="T134" style:family="text">
      <style:text-properties fo:color="#000000" loext:opacity="100%" style:font-name="Liberation Sans" fo:font-weight="bold" officeooo:rsid="004454d4" style:font-weight-asian="bold" style:font-weight-complex="bold"/>
    </style:style>
    <style:style style:name="T135" style:family="text">
      <style:text-properties officeooo:rsid="0034bcd1"/>
    </style:style>
    <style:style style:name="T136" style:family="text">
      <style:text-properties style:text-underline-style="solid" style:text-underline-width="auto" style:text-underline-color="font-color" officeooo:rsid="0034bcd1"/>
    </style:style>
    <style:style style:name="T137" style:family="text">
      <style:text-properties style:text-underline-style="solid" style:text-underline-width="auto" style:text-underline-color="font-color" officeooo:rsid="008bc817"/>
    </style:style>
    <style:style style:name="T138" style:family="text">
      <style:text-properties style:text-underline-style="none"/>
    </style:style>
    <style:style style:name="T139" style:family="text">
      <style:text-properties style:text-underline-style="none" officeooo:rsid="0034bcd1"/>
    </style:style>
    <style:style style:name="T140" style:family="text">
      <style:text-properties style:text-underline-style="none" officeooo:rsid="003779e7"/>
    </style:style>
    <style:style style:name="T141" style:family="text">
      <style:text-properties style:text-underline-style="none" officeooo:rsid="0037d0be"/>
    </style:style>
    <style:style style:name="T142" style:family="text">
      <style:text-properties style:text-underline-style="none" fo:font-weight="bold" officeooo:rsid="003f6056" style:font-weight-asian="bold" style:font-weight-complex="bold"/>
    </style:style>
    <style:style style:name="T143" style:family="text">
      <style:text-properties style:text-underline-style="none" officeooo:rsid="0039c2ca"/>
    </style:style>
    <style:style style:name="T144" style:family="text">
      <style:text-properties style:text-underline-style="none" officeooo:rsid="0042d49b"/>
    </style:style>
    <style:style style:name="T145" style:family="text">
      <style:text-properties style:text-underline-style="none" officeooo:rsid="005ca275"/>
    </style:style>
    <style:style style:name="T146" style:family="text">
      <style:text-properties style:text-underline-style="none" officeooo:rsid="00698dc8"/>
    </style:style>
    <style:style style:name="T147" style:family="text">
      <style:text-properties style:text-underline-style="none" fo:font-weight="normal" style:font-weight-asian="normal" style:font-weight-complex="normal"/>
    </style:style>
    <style:style style:name="T148" style:family="text">
      <style:text-properties style:text-underline-style="none" fo:font-weight="normal" officeooo:rsid="00699bbd" style:font-weight-asian="normal" style:font-weight-complex="normal"/>
    </style:style>
    <style:style style:name="T149" style:family="text">
      <style:text-properties style:text-underline-style="none" officeooo:rsid="006b3313"/>
    </style:style>
    <style:style style:name="T150" style:family="text">
      <style:text-properties style:text-underline-style="none" officeooo:rsid="0081b60a"/>
    </style:style>
    <style:style style:name="T151" style:family="text">
      <style:text-properties style:text-underline-style="none" officeooo:rsid="008bc817"/>
    </style:style>
    <style:style style:name="T152" style:family="text">
      <style:text-properties officeooo:rsid="0035a850"/>
    </style:style>
    <style:style style:name="T153" style:family="text">
      <style:text-properties fo:color="#ff4000" loext:opacity="100%" style:text-underline-style="none" officeooo:rsid="0037d0be"/>
    </style:style>
    <style:style style:name="T154" style:family="text">
      <style:text-properties fo:color="#ff4000" loext:opacity="100%" style:text-underline-style="none" fo:font-weight="normal" officeooo:rsid="0037d0be" style:font-weight-asian="normal" style:font-weight-complex="normal"/>
    </style:style>
    <style:style style:name="T155" style:family="text">
      <style:text-properties fo:color="#ff4000" loext:opacity="100%" fo:font-weight="normal" officeooo:rsid="0037d0be" style:font-weight-asian="normal" style:font-weight-complex="normal"/>
    </style:style>
    <style:style style:name="T156" style:family="text">
      <style:text-properties officeooo:rsid="0039c2ca"/>
    </style:style>
    <style:style style:name="T157" style:family="text">
      <style:text-properties officeooo:rsid="003b2aae"/>
    </style:style>
    <style:style style:name="T158" style:family="text">
      <style:text-properties officeooo:rsid="003f6056"/>
    </style:style>
    <style:style style:name="T159" style:family="text">
      <style:text-properties officeooo:rsid="00410688"/>
    </style:style>
    <style:style style:name="T160" style:family="text">
      <style:text-properties officeooo:rsid="0042d49b"/>
    </style:style>
    <style:style style:name="T161" style:family="text">
      <style:text-properties officeooo:rsid="00444d12"/>
    </style:style>
    <style:style style:name="T162" style:family="text">
      <style:text-properties officeooo:rsid="00444fc0"/>
    </style:style>
    <style:style style:name="T163" style:family="text">
      <style:text-properties officeooo:rsid="004454d4"/>
    </style:style>
    <style:style style:name="T164" style:family="text">
      <style:text-properties fo:color="#ff0000" loext:opacity="100%" officeooo:rsid="00444d12"/>
    </style:style>
    <style:style style:name="T165" style:family="text">
      <style:text-properties fo:color="#ff0000" loext:opacity="100%" style:text-line-through-style="none" style:text-line-through-type="none" fo:font-size="9pt" fo:font-weight="normal" style:font-size-asian="9pt" style:font-weight-asian="normal" style:font-size-complex="9pt" style:font-weight-complex="normal"/>
    </style:style>
    <style:style style:name="T166" style:family="text">
      <style:text-properties fo:color="#ff0000" loext:opacity="100%" style:text-line-through-style="none" style:text-line-through-type="none" fo:font-size="9pt" fo:font-weight="normal" officeooo:rsid="0013025c" style:font-size-asian="9pt" style:font-weight-asian="normal" style:font-size-complex="9pt" style:font-weight-complex="normal"/>
    </style:style>
    <style:style style:name="T167" style:family="text">
      <style:text-properties officeooo:rsid="004864bb"/>
    </style:style>
    <style:style style:name="T168" style:family="text">
      <style:text-properties officeooo:rsid="004fddcd"/>
    </style:style>
    <style:style style:name="T169" style:family="text">
      <style:text-properties style:font-name="Liberation Sans1" fo:font-size="10pt" style:text-underline-style="none" officeooo:rsid="00515b7f"/>
    </style:style>
    <style:style style:name="T170" style:family="text">
      <style:text-properties style:font-name="Liberation Sans1" fo:font-size="10pt" style:text-underline-style="none" fo:font-weight="normal" officeooo:rsid="005ad943" style:font-weight-asian="normal" style:font-weight-complex="normal"/>
    </style:style>
    <style:style style:name="T171" style:family="text">
      <style:text-properties style:font-name="Liberation Sans1" fo:font-size="10pt" style:text-underline-style="none" fo:font-weight="normal" officeooo:rsid="00602272" style:font-weight-asian="normal" style:font-weight-complex="normal"/>
    </style:style>
    <style:style style:name="T172" style:family="text">
      <style:text-properties style:font-name="Liberation Sans1" fo:font-size="10pt" style:text-underline-style="none" fo:font-weight="normal" officeooo:rsid="00698dc8" style:font-weight-asian="normal" style:font-weight-complex="normal"/>
    </style:style>
    <style:style style:name="T173" style:family="text">
      <style:text-properties style:font-name="Liberation Sans1" fo:font-size="10pt" style:text-underline-style="none" fo:font-weight="normal" officeooo:rsid="008350f3" style:font-weight-asian="normal" style:font-weight-complex="normal"/>
    </style:style>
    <style:style style:name="T174" style:family="text">
      <style:text-properties style:font-name="Liberation Sans1" fo:font-size="10pt" style:text-underline-style="none" fo:font-weight="normal" officeooo:rsid="0083c0f0" style:font-weight-asian="normal" style:font-weight-complex="normal"/>
    </style:style>
    <style:style style:name="T175" style:family="text">
      <style:text-properties style:font-name="Liberation Sans1" fo:font-size="10pt" style:text-underline-style="none" fo:font-weight="normal" officeooo:rsid="008bc817" style:font-weight-asian="normal" style:font-weight-complex="normal"/>
    </style:style>
    <style:style style:name="T176" style:family="text">
      <style:text-properties style:font-name="Liberation Sans1" fo:font-size="10pt" style:text-underline-style="none" fo:font-weight="normal" officeooo:rsid="00918e6a" style:font-weight-asian="normal" style:font-weight-complex="normal"/>
    </style:style>
    <style:style style:name="T177" style:family="text">
      <style:text-properties style:font-name="Liberation Sans1" fo:font-size="10pt" style:text-underline-style="none" fo:font-weight="normal" officeooo:rsid="00938157" style:font-weight-asian="normal" style:font-weight-complex="normal"/>
    </style:style>
    <style:style style:name="T178" style:family="text">
      <style:text-properties style:font-name="Liberation Sans1" fo:font-size="10pt" style:text-underline-style="none" fo:font-weight="normal" officeooo:rsid="008350f3" style:font-name-asian="Noto Sans Mono CJK SC" style:font-size-asian="10pt" style:font-weight-asian="normal" style:font-name-complex="Liberation Mono" style:font-size-complex="10pt" style:font-weight-complex="normal"/>
    </style:style>
    <style:style style:name="T179" style:family="text">
      <style:text-properties style:font-name="Liberation Sans1" fo:font-size="10pt" style:text-underline-style="none" officeooo:rsid="008e2b8f"/>
    </style:style>
    <style:style style:name="T180" style:family="text">
      <style:text-properties style:font-name="Liberation Sans1" fo:font-size="10pt" fo:font-weight="bold" style:font-weight-asian="bold" style:font-weight-complex="bold"/>
    </style:style>
    <style:style style:name="T181" style:family="text">
      <style:text-properties officeooo:rsid="005ad943"/>
    </style:style>
    <style:style style:name="T182" style:family="text">
      <style:text-properties officeooo:rsid="005ec5c3"/>
    </style:style>
    <style:style style:name="T183" style:family="text">
      <style:text-properties officeooo:rsid="00666584"/>
    </style:style>
    <style:style style:name="T184" style:family="text">
      <style:text-properties officeooo:rsid="0066de0b"/>
    </style:style>
    <style:style style:name="T185" style:family="text">
      <style:text-properties officeooo:rsid="00698dc8"/>
    </style:style>
    <style:style style:name="T186" style:family="text">
      <style:text-properties officeooo:rsid="006d4a1b"/>
    </style:style>
    <style:style style:name="T187" style:family="text">
      <style:text-properties officeooo:rsid="007be6b2"/>
    </style:style>
    <style:style style:name="T188" style:family="text">
      <style:text-properties officeooo:rsid="00859984"/>
    </style:style>
    <style:style style:name="T189" style:family="text">
      <style:text-properties officeooo:rsid="00869675"/>
    </style:style>
    <style:style style:name="T190" style:family="text">
      <style:text-properties officeooo:rsid="008c587f"/>
    </style:style>
    <style:style style:name="T191" style:family="text">
      <style:text-properties officeooo:rsid="008e2b8f"/>
    </style:style>
    <style:style style:name="T192" style:family="text">
      <style:text-properties officeooo:rsid="00938157"/>
    </style:style>
    <style:style style:name="T193" style:family="text">
      <style:text-properties officeooo:rsid="0094ef4a"/>
    </style:style>
    <style:style style:name="T194" style:family="text">
      <style:text-properties style:font-name="Liberation Sans"/>
    </style:style>
    <style:style style:name="T195" style:family="text">
      <style:text-properties style:font-name="Liberation Sans" officeooo:rsid="00666584"/>
    </style:style>
    <style:style style:name="T196" style:family="text">
      <style:text-properties style:font-name="Liberation Sans" officeooo:rsid="0094ef4a"/>
    </style:style>
    <style:style style:name="T197" style:family="text">
      <style:text-properties style:font-name="Liberation Sans" style:text-underline-style="solid" style:text-underline-width="auto" style:text-underline-color="font-color" officeooo:rsid="008bc817"/>
    </style:style>
    <style:style style:name="T198" style:family="text">
      <style:text-properties style:font-name="Liberation Sans" style:text-underline-style="solid" style:text-underline-width="auto" style:text-underline-color="font-color" officeooo:rsid="0034bcd1"/>
    </style:style>
    <style:style style:name="T199" style:family="text">
      <style:text-properties style:font-name="Liberation Sans" style:text-underline-style="none" officeooo:rsid="008bc817"/>
    </style:style>
    <style:style style:name="T200" style:family="text">
      <style:text-properties style:font-name="Liberation Sans" style:text-underline-style="none" fo:font-weight="normal" style:font-weight-asian="normal" style:font-weight-complex="normal"/>
    </style:style>
    <style:style style:name="T201" style:family="text">
      <style:text-properties style:font-name="Liberation Sans" style:text-underline-style="none" fo:font-weight="normal" officeooo:rsid="00699bbd" style:font-weight-asian="normal" style:font-weight-complex="normal"/>
    </style:style>
    <style:style style:name="T202" style:family="text">
      <style:text-properties style:font-name="Liberation Sans" style:text-underline-style="none" officeooo:rsid="0034bcd1"/>
    </style:style>
    <style:style style:name="T203" style:family="text">
      <style:text-properties style:font-name="Liberation Sans" style:text-underline-style="none" officeooo:rsid="0042d49b"/>
    </style:style>
    <style:style style:name="T204" style:family="text">
      <style:text-properties style:font-name="Liberation Sans" style:text-underline-style="none" officeooo:rsid="00698dc8"/>
    </style:style>
    <style:style style:name="T205" style:family="text">
      <style:text-properties style:font-name="Liberation Sans" officeooo:rsid="00938157"/>
    </style:style>
    <style:style style:name="T206" style:family="text">
      <style:text-properties style:font-name="Liberation Sans" officeooo:rsid="00869675"/>
    </style:style>
    <style:style style:name="T207" style:family="text">
      <style:text-properties style:font-name="Liberation Sans" officeooo:rsid="00859984"/>
    </style:style>
    <style:style style:name="T208" style:family="text">
      <style:text-properties style:font-name="Liberation Sans" officeooo:rsid="004864bb"/>
    </style:style>
    <style:style style:name="T209" style:family="text">
      <style:text-properties style:font-name="Liberation Sans" fo:font-weight="bold" officeooo:rsid="004864bb" style:font-weight-asian="bold" style:font-weight-complex="bold"/>
    </style:style>
    <style:style style:name="T210" style:family="text">
      <style:text-properties style:font-name="Liberation Sans" fo:font-weight="bold" officeooo:rsid="00666584" style:font-weight-asian="bold" style:font-weight-complex="bold"/>
    </style:style>
    <style:style style:name="T211" style:family="text">
      <style:text-properties style:font-name="Liberation Sans" fo:font-weight="normal" style:font-weight-asian="normal" style:font-weight-complex="normal"/>
    </style:style>
    <style:style style:name="T212" style:family="text">
      <style:text-properties style:font-name="Liberation Sans" fo:font-weight="normal" officeooo:rsid="00699bbd" style:font-weight-asian="normal" style:font-weight-complex="normal"/>
    </style:style>
    <style:style style:name="T213" style:family="text">
      <style:text-properties style:font-name="Liberation Sans" fo:font-weight="normal" officeooo:rsid="00666584" style:font-weight-asian="normal" style:font-weight-complex="normal"/>
    </style:style>
    <style:style style:name="T214" style:family="text">
      <style:text-properties style:font-name="Liberation Sans" fo:font-weight="normal" officeooo:rsid="0046e604" style:font-weight-asian="normal" style:font-weight-complex="normal"/>
    </style:style>
    <style:style style:name="T215" style:family="text">
      <style:text-properties style:font-name="Liberation Sans" fo:font-weight="normal" officeooo:rsid="0048a659" style:font-weight-asian="normal" style:font-weight-complex="normal"/>
    </style:style>
    <style:style style:name="T216" style:family="text">
      <style:text-properties style:font-name="Liberation Sans" fo:font-weight="normal" officeooo:rsid="00489444" style:font-weight-asian="normal" style:font-weight-complex="normal"/>
    </style:style>
    <style:style style:name="T217" style:family="text">
      <style:text-properties style:font-name="Liberation Sans" officeooo:rsid="0066de0b"/>
    </style:style>
    <style:style style:name="T218" style:family="text">
      <style:text-properties style:font-name="Liberation Sans" officeooo:rsid="0034bcd1"/>
    </style:style>
    <style:style style:name="T219" style:family="text">
      <style:text-properties style:font-name="Liberation Sans" officeooo:rsid="00698dc8"/>
    </style:style>
    <style:style style:name="T220" style:family="text">
      <style:text-properties style:font-name="Liberation Sans" fo:font-size="9pt" officeooo:rsid="0034bcd1" style:font-name-asian="Noto Sans Mono CJK SC" style:font-size-asian="10pt" style:font-name-complex="Liberation Mono" style:font-size-complex="10pt"/>
    </style:style>
    <style:style style:name="T221" style:family="text">
      <style:text-properties style:font-name="Liberation Sans" fo:font-size="10pt" officeooo:rsid="002d4f82" style:font-size-asian="10pt" style:font-size-complex="10pt"/>
    </style:style>
    <style:style style:name="T222" style:family="text">
      <style:text-properties style:font-name="Liberation Sans" fo:font-size="10pt" officeooo:rsid="0046e604" style:font-size-asian="10pt" style:font-size-complex="10pt"/>
    </style:style>
    <style:style style:name="T223" style:family="text">
      <style:text-properties style:font-name="Liberation Sans" fo:font-size="10pt" officeooo:rsid="002e15de" style:font-size-asian="10pt" style:font-size-complex="10pt"/>
    </style:style>
    <style:style style:name="T224" style:family="text">
      <style:text-properties style:font-name="Liberation Sans" fo:font-size="10pt" officeooo:rsid="0049fe09" style:font-size-asian="10pt" style:font-size-complex="10pt"/>
    </style:style>
    <style:style style:name="T225" style:family="text">
      <style:text-properties style:font-name="Liberation Sans" fo:font-size="10pt" officeooo:rsid="009552a4" style:font-size-asian="10pt" style:font-size-complex="10pt"/>
    </style:style>
    <style:style style:name="T226" style:family="text">
      <style:text-properties style:font-name="Liberation Sans" fo:font-size="10pt" fo:font-style="normal" officeooo:rsid="002d4f82" style:font-size-asian="10pt" style:font-style-asian="normal" style:font-size-complex="10pt" style:font-style-complex="normal"/>
    </style:style>
    <style:style style:name="T227" style:family="text">
      <style:text-properties style:font-name="Liberation Sans" fo:font-size="10pt" fo:font-weight="normal" officeooo:rsid="0046e604" style:font-size-asian="10pt" style:font-weight-asian="normal" style:font-size-complex="10pt" style:font-weight-complex="normal"/>
    </style:style>
    <style:style style:name="T228" style:family="text">
      <style:text-properties style:font-name="Liberation Sans" fo:font-size="10pt" fo:font-weight="bold" officeooo:rsid="009552a4" style:font-size-asian="10pt" style:font-weight-asian="bold" style:font-size-complex="10pt" style:font-weight-complex="bold"/>
    </style:style>
    <style:style style:name="T229" style:family="text">
      <style:text-properties style:font-name="Liberation Sans" fo:font-size="10pt" fo:font-weight="bold" officeooo:rsid="002d4f82" style:font-size-asian="10pt" style:font-weight-asian="bold" style:font-size-complex="10pt" style:font-weight-complex="bold"/>
    </style:style>
    <style:style style:name="T230" style:family="text">
      <style:text-properties style:font-name="Liberation Sans" officeooo:rsid="009955d4"/>
    </style:style>
    <style:style style:name="T231" style:family="text">
      <style:text-properties style:font-name="Liberation Mono"/>
    </style:style>
    <style:style style:name="T232" style:family="text">
      <style:text-properties style:font-name="Liberation Mono" officeooo:rsid="00666584"/>
    </style:style>
    <style:style style:name="T233" style:family="text">
      <style:text-properties style:font-name="Liberation Mono" officeooo:rsid="0094ef4a"/>
    </style:style>
    <style:style style:name="T234" style:family="text">
      <style:text-properties style:font-name="Liberation Mono" fo:font-weight="bold" officeooo:rsid="00666584" style:font-weight-asian="bold" style:font-weight-complex="bold"/>
    </style:style>
    <style:style style:name="T235" style:family="text">
      <style:text-properties officeooo:rsid="009955d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Process<text:span text:style-name="T121">us</text:span> classement photos</text:p>
      <text:p text:style-name="P17"/>
      <text:h text:style-name="P46" text:outline-level="1"><text:span text:style-name="Source_20_Text"><text:span text:style-name="T8"/></text:span></text:h>
      <text:p text:style-name="P3"><text:span text:style-name="Source_20_Text"><text:span text:style-name="T228">Scripts Outils </text:span></text:span><text:span text:style-name="Source_20_Text"><text:span text:style-name="T229">:</text:span></text:span></text:p>
      <text:p text:style-name="P1"><text:span text:style-name="Source_20_Text"><text:span text:style-name="T1"/></text:span></text:p>
      <text:p text:style-name="P1"><text:span text:style-name="Source_20_Text"><text:span text:style-name="T1">PS /home/denis&gt; cd ./Documents/</text:span></text:span><text:span text:style-name="Source_20_Text"><text:span text:style-name="T9">photos_sort_tools</text:span></text:span><text:span text:style-name="Source_20_Text"><text:span text:style-name="T1">/ <text:line-break/>PS /home/denis/Documents/photos_sort_tools&gt; </text:span></text:span><text:span text:style-name="Source_20_Text"><text:span text:style-name="T9">. ./Sort-PhotoDateTools.ps1</text:span></text:span><text:span text:style-name="Source_20_Text"><text:span text:style-name="T1"> -Verbose</text:span></text:span></text:p>
      <text:p text:style-name="P29"><text:span text:style-name="Source_20_Text"/></text:p>
      <text:h text:style-name="P45" text:outline-level="1">Principes généraux</text:h>
      <text:list text:style-name="L1">
        <text:list-item>
          <text:p text:style-name="P53">Photo Sets</text:p>
        </text:list-item>
      </text:list>
      <text:p text:style-name="P4"><text:span text:style-name="Source_20_Text"><text:span text:style-name="T3">«photo set dirs»=répertoires photo/vidéos dans '/home/denis/Documents/photo_sets/’ :</text:span></text:span></text:p>
      <text:p text:style-name="P4"><text:span text:style-name="Source_20_Text"><text:span text:style-name="T3"/></text:span></text:p>
      <text:p text:style-name="P44"><text:span text:style-name="Source_20_Text"><text:span text:style-name="T3"><text:tab/></text:span></text:span><text:span text:style-name="Source_20_Text"><text:span text:style-name="T221">/</text:span></text:span><text:span text:style-name="Source_20_Text"><text:span text:style-name="T226">nostruc/</text:span></text:span><text:span text:style-name="Source_20_Text"><text:span text:style-name="T221"> <text:tab/>⇒ copie du share PhotosFamille du NAS nostrucs<text:line-break/><text:tab/><text:tab/></text:span></text:span><text:span text:style-name="Source_20_Text"><text:span text:style-name="T222">( </text:span></text:span><text:span text:style-name="Source_20_Text"><text:span text:style-name="T227">NFS : </text:span></text:span><text:span text:style-name="Source_20_Text"><text:span text:style-name="T211">sudo mount </text:span></text:span><text:span text:style-name="Source_20_Text"><text:span text:style-name="T214">nostrucs</text:span></text:span><text:span text:style-name="Source_20_Text"><text:span text:style-name="T211">:/</text:span></text:span><text:span text:style-name="Source_20_Text"><text:span text:style-name="T215">v</text:span></text:span><text:span text:style-name="Source_20_Text"><text:span text:style-name="T216">olume1/</text:span></text:span><text:span text:style-name="Source_20_Text"><text:span text:style-name="T214">PhotosFamille</text:span></text:span><text:span text:style-name="Source_20_Text"><text:span text:style-name="T211"> /mnt/nostrucs_PhotosFamille </text:span></text:span><text:span text:style-name="Source_20_Text"><text:span text:style-name="T214">)</text:span></text:span></text:p>
      <text:p text:style-name="P4"><text:span text:style-name="Source_20_Text"><text:span text:style-name="T221"><text:tab/>/gdegau35/<text:tab/>⇒ photos </text:span></text:span><text:span text:style-name="Source_20_Text"><text:span text:style-name="T223">Google </text:span></text:span><text:span text:style-name="Source_20_Text"><text:span text:style-name="T221">de </text:span></text:span><text:span text:style-name="Source_20_Text"><text:span text:style-name="T223">degau35</text:span></text:span><text:span text:style-name="Source_20_Text"><text:span text:style-name="T221"> (zip</text:span></text:span><text:span text:style-name="Source_20_Text"><text:span text:style-name="T224">s exportés</text:span></text:span><text:span text:style-name="Source_20_Text"><text:span text:style-name="T221"> avec Google TakeOut)</text:span></text:span></text:p>
      <text:p text:style-name="P4"><text:span text:style-name="Source_20_Text"><text:span text:style-name="T221"><text:tab/>/g</text:span></text:span><text:span text:style-name="Source_20_Text"><text:span text:style-name="T223">scrapcath</text:span></text:span><text:span text:style-name="Source_20_Text"><text:span text:style-name="T221">/</text:span></text:span><text:span text:style-name="Source_20_Text"><text:span text:style-name="T223"> <text:tab/></text:span></text:span><text:span text:style-name="Source_20_Text"><text:span text:style-name="T221">⇒ photos </text:span></text:span><text:span text:style-name="Source_20_Text"><text:span text:style-name="T223">Google </text:span></text:span><text:span text:style-name="Source_20_Text"><text:span text:style-name="T221">de </text:span></text:span><text:span text:style-name="Source_20_Text"><text:span text:style-name="T223">scrapcath</text:span></text:span><text:span text:style-name="Source_20_Text"><text:span text:style-name="T221"> ( zip</text:span></text:span><text:span text:style-name="Source_20_Text"><text:span text:style-name="T224">s exportés</text:span></text:span><text:span text:style-name="Source_20_Text"><text:span text:style-name="T221"> avec Google TakeOut)</text:span></text:span></text:p>
      <text:p text:style-name="P4"><text:span text:style-name="Source_20_Text"><text:span text:style-name="T3"/></text:span></text:p>
      <text:list text:continue-numbering="true" text:style-name="L1">
        <text:list-item>
          <text:p text:style-name="P54"><text:span text:style-name="T190">But : </text:span>Classement final dans nostrucs</text:p>
        </text:list-item>
      </text:list>
      <text:p text:style-name="P21"/>
      <text:list xml:id="list7466082798975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58"><text:span text:style-name="T158">Classer par année/mois YYYY/YYYY-MM </text:span><text:span text:style-name="T160">(exceptionnellement YYYY-MM-DD) </text:span><text:span text:style-name="T158">+ Albums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p text:style-name="P20"><text:span text:style-name="Source_20_Text"><text:span text:style-name="T93">YYYY<text:line-break/> |_ YYYY-MM <text:s text:c="15"/></text:span></text:span><text:span text:style-name="Source_20_Text"><text:span text:style-name="T152">}</text:span></text:span><text:span text:style-name="Source_20_Text"><text:span text:style-name="T93"><text:line-break/> </text:span></text:span><text:span text:style-name="Source_20_Text"><text:span text:style-name="T94">|_ YYYY-MM Texte titre </text:span></text:span><text:span text:style-name="Source_20_Text"><text:span text:style-name="T152">1 <text:s/>} </text:span></text:span><text:span text:style-name="Source_20_Text"><text:span text:style-name="T159">⇒</text:span></text:span><text:span text:style-name="Source_20_Text"><text:span text:style-name="T152"> un mois peut </text:span></text:span><text:span text:style-name="Source_20_Text"><text:span text:style-name="T16">ê</text:span></text:span><text:span text:style-name="Source_20_Text"><text:span text:style-name="T152">tre partagé en plusieurs dossiers</text:span></text:span></text:p>
      <text:p text:style-name="P28"><text:span text:style-name="Source_20_Text"><text:span text:style-name="T93"><text:s/></text:span></text:span><text:span text:style-name="Source_20_Text"><text:span text:style-name="T94">|_ YYYY-MM Texte titre </text:span></text:span><text:span text:style-name="Source_20_Text"><text:span text:style-name="T152">2 <text:s/>} <text:s text:c="2"/></text:span></text:span><text:span text:style-name="Source_20_Text"><text:span text:style-name="T24">exception</text:span></text:span><text:span text:style-name="Source_20_Text"><text:span text:style-name="T183">nellement qqs jours du mois précédent ou suivant</text:span></text:span><text:span text:style-name="Source_20_Text"><text:span text:style-name="T152"><text:line-break/></text:span></text:span><text:span text:style-name="Source_20_Text"><text:span text:style-name="T93"> </text:span></text:span><text:span text:style-name="Source_20_Text"><text:span text:style-name="T94">|_ YYYY-MM-</text:span></text:span><text:span text:style-name="Source_20_Text"><text:span text:style-name="T157">DD</text:span></text:span><text:span text:style-name="Source_20_Text"><text:span text:style-name="T94"> Texte titre </text:span></text:span><text:span text:style-name="Source_20_Text"><text:s text:c="2"/></text:span><text:span text:style-name="Source_20_Text"><text:span text:style-name="T160">⇒ </text:span></text:span><text:span text:style-name="Source_20_Text"><text:span text:style-name="T187">un seul jour</text:span></text:span></text:p>
      <text:p text:style-name="P28"><text:span text:style-name="Source_20_Text"><text:span text:style-name="T93"><text:s/></text:span></text:span><text:span text:style-name="Source_20_Text"><text:span text:style-name="T94">|_ YYYY-MM-</text:span></text:span><text:span text:style-name="Source_20_Text"><text:span text:style-name="T157">DD</text:span></text:span><text:span text:style-name="Source_20_Text"><text:span text:style-name="T187">(xj)<text:tab/><text:tab/></text:span></text:span><text:span text:style-name="Source_20_Text"><text:span text:style-name="T94"> <text:s text:c="2"/></text:span></text:span><text:span text:style-name="Source_20_Text"><text:span text:style-name="T187">⇒ x jours </text:span></text:span><text:span text:style-name="Source_20_Text"><text:span text:style-name="T182">(</text:span></text:span><text:span text:style-name="Source_20_Text"> </text:span><text:span text:style-name="Source_20_Text"><text:span text:style-name="T187">(xj) ou (xd) </text:span></text:span><text:span text:style-name="Source_20_Text"><text:span text:style-name="T182">)</text:span></text:span></text:p>
      <text:p text:style-name="P27"><text:span text:style-name="Source_20_Text"><text:s/></text:span><text:span text:style-name="Source_20_Text"><text:span text:style-name="T158">|</text:span></text:span><text:line-break/><text:span text:style-name="Source_20_Text"><text:span text:style-name="T135">_ALBUMS<text:line-break/></text:span></text:span><text:span text:style-name="Source_20_Text"><text:span text:style-name="T93"> </text:span></text:span><text:span text:style-name="Source_20_Text"><text:span text:style-name="T94">|_ Texte titre </text:span></text:span><text:span text:style-name="Source_20_Text"><text:span text:style-name="T135">album<text:line-break/></text:span></text:span></text:p>
      <text:p text:style-name="P24"><text:span text:style-name="Source_20_Text"><text:span text:style-name="T193">Les fichiers seront renommés, selon un standard basé sur la date (« date-normalized »):</text:span></text:span></text:p>
      <text:p text:style-name="P24"/>
      <text:p text:style-name="P24"><text:span text:style-name="Source_20_Text"><text:span text:style-name="T232">The date-normalized filename pattern is <text:s/></text:span></text:span><text:span text:style-name="Source_20_Text"><text:span text:style-name="T234">YYYY-MM-dd_HH-mm-ss[-n].&lt;ext&gt; </text:span></text:span></text:p>
      <text:p text:style-name="P23"><text:span text:style-name="Source_20_Text"><text:span text:style-name="T231"><text:s text:c="2"/>“YYYY-MM-dd_HH-mm-ss” is the date and time, in ISO 8601 format, accurate to the second, but with “-” and “_” as separators, in order to stay compatible with old file systems.</text:span></text:span></text:p>
      <text:p text:style-name="P23"><text:span text:style-name="Source_20_Text"><text:span text:style-name="T231"><text:s text:c="2"/>'-n' is an optionnal integer to avoid identical file names in the same directory. </text:span></text:span></text:p>
      <text:p text:style-name="P23"><text:span text:style-name="Source_20_Text"><text:span text:style-name="T231"><text:s text:c="7"/>if n -gt </text:span></text:span><text:span text:style-name="Source_20_Text"><text:span text:style-name="T233">99</text:span></text:span><text:span text:style-name="Source_20_Text"><text:span text:style-name="T231"> then an exception is thrown: too much photos having the same date/time.</text:span></text:span></text:p>
      <text:p text:style-name="P23"><text:span text:style-name="Source_20_Text"><text:span text:style-name="T231"><text:s text:c="2"/>'.&lt;ext&gt;' is the file name extension. It will be forced into lowercase if it is not already.</text:span></text:span></text:p>
      <text:p text:style-name="P23"><text:span text:style-name="Source_20_Text"><text:span text:style-name="T194"/></text:span></text:p>
      <text:p text:style-name="P24"><text:span text:style-name="Source_20_Text"><text:span text:style-name="T195">Ordre de priorité </text:span></text:span><text:span text:style-name="Source_20_Text"><text:span text:style-name="T197">par défaut</text:span></text:span><text:span text:style-name="Source_20_Text"><text:span text:style-name="T199"> </text:span></text:span><text:span text:style-name="Source_20_Text"><text:span text:style-name="T195">dans les dates, </text:span></text:span><text:span text:style-name="Source_20_Text"><text:span text:style-name="T196">(mais ça </text:span></text:span><text:span text:style-name="Source_20_Text"><text:span text:style-name="T205">dépend </text:span></text:span><text:span text:style-name="Source_20_Text"><text:span text:style-name="T196">vraiment des époques, à décider pour chaque mois</text:span></text:span><text:span text:style-name="Source_20_Text"><text:span text:style-name="T206">...</text:span></text:span><text:span text:style-name="Source_20_Text"><text:span text:style-name="T196">)</text:span></text:span><text:span text:style-name="Source_20_Text"><text:span text:style-name="T195">:</text:span></text:span></text:p>
      <text:list text:style-name="L2">
        <text:list-item>
          <text:p text:style-name="P60"><text:span text:style-name="Source_20_Text"><text:span text:style-name="T207">D</text:span></text:span><text:span text:style-name="Source_20_Text"><text:span text:style-name="T208">ate Exif </text:span></text:span><text:span text:style-name="Source_20_Text"><text:span text:style-name="T209">CreateDate</text:span></text:span></text:p>
        </text:list-item>
        <text:list-item>
          <text:p text:style-name="P61"><text:span text:style-name="Source_20_Text"><text:span text:style-name="T208">Date Exif </text:span></text:span><text:span text:style-name="Source_20_Text"><text:span text:style-name="T209">DateTimeOriginal</text:span></text:span></text:p>
        </text:list-item>
        <text:list-item>
          <text:p text:style-name="P62"><text:span text:style-name="Source_20_Text"><text:span text:style-name="T209">Date dans nom de </text:span></text:span><text:span text:style-name="Source_20_Text"><text:span text:style-name="T210">fichier ⇒ date dans nom de dossiers</text:span></text:span></text:p>
        </text:list-item>
        <text:list-item>
          <text:p text:style-name="P63"><text:span text:style-name="Source_20_Text"><text:span text:style-name="T210">LastWriteTime </text:span></text:span><text:span text:style-name="Source_20_Text"><text:span text:style-name="T212">(alias </text:span></text:span><text:span text:style-name="Source_20_Text"><text:span text:style-name="T200">FileInodeChangeDate</text:span></text:span><text:span text:style-name="Source_20_Text"><text:span text:style-name="T201">)</text:span></text:span><text:span text:style-name="Source_20_Text"><text:span text:style-name="T212"> </text:span></text:span><text:span text:style-name="Source_20_Text"><text:span text:style-name="T213">: date dernière modification du fichier</text:span></text:span></text:p>
        </text:list-item>
        <text:list-item>
          <text:p text:style-name="P62"><text:span text:style-name="Source_20_Text"><text:span text:style-name="T208"><text:s/>⇒ souvenirs ? </text:span></text:span><text:span text:style-name="Source_20_Text"><text:span text:style-name="T195">(</text:span></text:span><text:span text:style-name="Source_20_Text"><text:span text:style-name="T217">notes sur l</text:span></text:span><text:span text:style-name="Source_20_Text"><text:span text:style-name="T195">es dates de vacances)</text:span></text:span></text:p>
        </text:list-item>
      </text:list>
      <text:p text:style-name="P25"><text:span text:style-name="Source_20_Text"/></text:p>
      <text:p text:style-name="P40"><text:span text:style-name="T75">Attention </text:span><text:span text:style-name="T32">pour nostrucs </text:span><text:span text:style-name="T34">certaines </text:span><text:span text:style-name="T35">dates Exif </text:span><text:span text:style-name="T34">sont fausses</text:span><text:span text:style-name="T75"> (car modification écrites plus tard) donc à cette étape <text:s/>il vaut mieux garder </text:span><text:span text:style-name="T79">les </text:span><text:span text:style-name="T76">dates </text:span><text:span text:style-name="T77">dans l</text:span><text:span text:style-name="T76">es </text:span><text:span text:style-name="T75">noms </text:span><text:span text:style-name="T79">de dossiers et de fichiers</text:span><text:span text:style-name="T75">.</text:span><text:span text:style-name="T155"><text:line-break/></text:span><text:span text:style-name="T78">Ex : </text:span><text:span text:style-name="Source_20_Text"><text:span text:style-name="T68">/2005/2005-07 Vacances St Alban/</text:span></text:span></text:p>
      <text:p text:style-name="P25"><text:span text:style-name="Source_20_Text"/></text:p>
      <text:p text:style-name="P25"><text:span text:style-name="Source_20_Text"><text:span text:style-name="T218">Les photos dans les </text:span></text:span><text:span text:style-name="Source_20_Text"><text:span text:style-name="T198">albums</text:span></text:span><text:span text:style-name="Source_20_Text"><text:span text:style-name="T218"> sont classées par thème et peuvent couvrir des périodes très grandes, au-delà d’un mois. <text:line-break/>Elles </text:span></text:span><text:span text:style-name="Source_20_Text"><text:span text:style-name="T219">pourront</text:span></text:span><text:span text:style-name="Source_20_Text"><text:span text:style-name="T218"> </text:span></text:span><text:span text:style-name="Source_20_Text"><text:span text:style-name="T220">ê</text:span></text:span><text:span text:style-name="Source_20_Text"><text:span text:style-name="T218">tre « hardlinkées » aux photos des dossiers YYYY-MM, </text:span></text:span><text:span text:style-name="Source_20_Text"><text:span text:style-name="T202">ou </text:span></text:span><text:span text:style-name="Source_20_Text"><text:span text:style-name="T203">p</text:span></text:span><text:span text:style-name="Source_20_Text"><text:span text:style-name="T202">résentes dans l’album seulement </text:span></text:span><text:span text:style-name="Source_20_Text"><text:span text:style-name="T204">(photos d’autres origines)</text:span></text:span></text:p>
      <text:p text:style-name="P26"><text:span text:style-name="Source_20_Text"><text:span text:style-name="T139"/></text:span></text:p>
      <text:list text:continue-list="list74660827989751" text:style-name="L1">
        <text:list-item>
          <text:p text:style-name="P55"><text:span text:style-name="Source_20_Text"><text:span text:style-name="T169">Commencer par nettoyer </text:span></text:span><text:span text:style-name="Source_20_Text"><text:span text:style-name="T179">et </text:span></text:span><text:span text:style-name="Source_20_Text"><text:span text:style-name="T169">classer nostrucs (dossiers) <text:line-break/></text:span></text:span><text:span text:style-name="Source_20_Text"><text:span text:style-name="T172">M</text:span></text:span><text:span text:style-name="Source_20_Text"><text:span text:style-name="T170">anuellemen</text:span></text:span><text:span text:style-name="Source_20_Text"><text:span text:style-name="T171">t + qqs commandes pour aider <text:line-break/></text:span></text:span><text:span text:style-name="Source_20_Text"><text:span text:style-name="T175">Copier depuis la ressource NFS sur nostrucs, </text:span></text:span><text:span text:style-name="Source_20_Text"><text:span text:style-name="T176">puis supprimer </text:span></text:span><text:span text:style-name="Source_20_Text"><text:span text:style-name="T177">les fichiers et dossiers qui ne sont pas des photos.</text:span></text:span><text:span text:style-name="Source_20_Text"><text:span text:style-name="T171"><text:line-break/></text:span></text:span><text:soft-page-break/><text:span text:style-name="Source_20_Text"><text:span text:style-name="T177">Classer et </text:span></text:span><text:span text:style-name="Source_20_Text"><text:span text:style-name="T173">renommer les fichiers pour avoir un ordre d’affichage correcte. (ne change pas le has</text:span></text:span><text:span text:style-name="Source_20_Text"><text:span text:style-name="T174">h</text:span></text:span><text:span text:style-name="Source_20_Text"><text:span text:style-name="T173"> donc ok pour le contr</text:span></text:span><text:span text:style-name="Source_20_Text"><text:span text:style-name="T178">ô</text:span></text:span><text:span text:style-name="Source_20_Text"><text:span text:style-name="T173">le de doublons plus tard)</text:span></text:span></text:p>
        </text:list-item>
      </text:list>
      <text:p text:style-name="P33"><text:span text:style-name="Source_20_Text"><text:span text:style-name="T142"/></text:span></text:p>
      <text:list text:continue-numbering="true" text:style-name="L1">
        <text:list-item>
          <text:p text:style-name="P56"><text:span text:style-name="T161">Le moins de doublons possibles (</text:span><text:span text:style-name="T164">Hash</text:span><text:span text:style-name="T161">, </text:span><text:span text:style-name="T162">hardlinks pour les albums</text:span><text:span text:style-name="T161">)</text:span></text:p>
        </text:list-item>
      </text:list>
      <text:p text:style-name="P16">⇒ ajouter <text:span text:style-name="T181">les photos de </text:span>gdegau35 et gscrapcath <text:span text:style-name="T168">(à nostrucs) </text:span>à cette étape car les <text:span text:style-name="T181">étapes </text:span>suivantes changent certains hash</text:p>
      <text:p text:style-name="P16"/>
      <text:p text:style-name="P16">Méthode <text:span text:style-name="T168">basée sur le Hash fichier </text:span>pour éviter d’ajouter <text:span text:style-name="T168">des </text:span><text:span text:style-name="T181">doublons</text:span></text:p>
      <text:p text:style-name="P30"/>
      <text:list text:continue-numbering="true" text:style-name="L1">
        <text:list-item>
          <text:p text:style-name="P57"><text:span text:style-name="T163">Convertir le vieux formats en formats actuels (.jpg et .mp4)<text:line-break/></text:span><text:span text:style-name="T74">⇒ Change le Hash !</text:span></text:p>
        </text:list-item>
      </text:list>
      <text:p text:style-name="P38"/>
      <text:list text:continue-numbering="true" text:style-name="L1">
        <text:list-item>
          <text:p text:style-name="P59"><text:span text:style-name="T28">Ajouter dates Exif ? </text:span><text:span text:style-name="T29">(</text:span><text:span text:style-name="T134">-CreateDate -</text:span><text:span text:style-name="T132">DateTimeOriginal</text:span><text:span text:style-name="T133">)</text:span><text:span text:style-name="T28"><text:line-break/></text:span><text:span text:style-name="T74">⇒ Change le Hash !<text:line-break/></text:span></text:p>
        </text:list-item>
      </text:list>
      <text:p text:style-name="P32"><text:span text:style-name="Source_20_Text"><text:span text:style-name="T138"/></text:span></text:p>
      <text:h text:style-name="P47" text:outline-level="1">nostrucs : <text:span text:style-name="T167">nettoyage et classement</text:span><text:span text:style-name="T163"> préalables</text:span></text:h>
      <text:p text:style-name="Text_20_body"><text:span text:style-name="Source_20_Text">. ./photos</text:span><text:span text:style-name="Source_20_Text"><text:span text:style-name="T191">et</text:span></text:span><text:span text:style-name="Source_20_Text">_Analysis.ps1 nostrucs -Verbose</text:span></text:p>
      <text:p text:style-name="Text_20_body"><text:span text:style-name="Source_20_Text"><text:span text:style-name="T120">( ⇒ </text:span></text:span><text:span text:style-name="Source_20_Text">$photo_dir = '/home/denis/Documents/photo_sets/nostrucs/photo' </text:span><text:span text:style-name="Source_20_Text"><text:span text:style-name="T120">)</text:span></text:span></text:p>
      <text:p text:style-name="P14"><text:span text:style-name="Source_20_Text"><text:span text:style-name="T108"/></text:span></text:p>
      <text:p text:style-name="P5"><text:span text:style-name="T12">25 </text:span><text:span text:style-name="T186">745</text:span><text:span text:style-name="T12"> photos </text:span><text:span text:style-name="T13">(fichiers)</text:span><text:span text:style-name="T12"> – </text:span>25<text:span text:style-name="T186">633</text:span> <text:span text:style-name="T13">hashs uniques = </text:span><text:span text:style-name="T18">1</text:span><text:span text:style-name="T25">12</text:span><text:span text:style-name="T18"> copies</text:span><text:span text:style-name="T13"> (m</text:span><text:span text:style-name="T14">ê</text:span><text:span text:style-name="T13">me nom de fichier ou pas…)</text:span></text:p>
      <text:p text:style-name="P6"><text:span text:style-name="T26">84</text:span><text:span text:style-name="T13"> sans </text:span><text:span text:style-name="T30">CreateDateExif</text:span><text:span text:style-name="T13"> mais avec DateInFileName </text:span><text:span text:style-name="T31">=&gt; </text:span></text:p>
      <text:p text:style-name="P6"><text:span text:style-name="T26">424</text:span><text:span text:style-name="T18"> </text:span><text:span text:style-name="T13">sans </text:span><text:span text:style-name="T30">CreateDateExif</text:span><text:span text:style-name="T13"> ni </text:span><text:span text:style-name="T30">DateInFileName </text:span><text:span text:style-name="T117"><text:s/></text:span><text:span text:style-name="T118">(date selon nom du dossier) </text:span></text:p>
      <text:p text:style-name="P36"/>
      <text:h text:style-name="Heading_20_2" text:outline-level="2"><text:span text:style-name="T20">S</text:span><text:span text:style-name="T19">uppression des dossiers @eaDir</text:span><text:span text:style-name="T95"> </text:span></text:h>
      <text:list xml:id="list2108376430" text:style-name="L3">
        <text:list-item>
          <text:list>
            <text:list-header>
              <text:p text:style-name="P64"><text:span text:style-name="T95">D’</text:span><text:span text:style-name="T105">abord v</text:span><text:span text:style-name="T95">érifi</text:span><text:span text:style-name="T105">er </text:span><text:span text:style-name="T95">qu’il n’y a pas de photos dedans :<text:line-break/></text:span><text:span text:style-name="Source_20_Text"><text:span text:style-name="T106">$ext_group_eadir = get-ChildItem -LiteralPath $photo_dir -Recurse -File | Where-Object FullName -like *@eaDir* | Group-Object Extension<text:line-break/>$ext_group_eadir<text:line-break/>$ext_group_eadir | ? name -eq '.jpg' | % {$_.group | ft </text:span></text:span><text:span text:style-name="Source_20_Text"><text:span text:style-name="T107">}<text:line-break/></text:span></text:span><text:span text:style-name="Source_20_Text"><text:span text:style-name="T108">get-ChildItem -LiteralPath $photo_dir -Recurse -File | Where-Object FullName -like </text:span></text:span><text:a xlink:type="simple" xlink:href="mailto:*@eaDir" text:style-name="Internet_20_link" text:visited-style-name="Visited_20_Internet_20_Link"><text:span text:style-name="Source_20_Text"><text:span text:style-name="T108">*@eaDir</text:span></text:span></text:a><text:span text:style-name="Source_20_Text"><text:span text:style-name="T108">* </text:span></text:span><text:span text:style-name="Source_20_Text"><text:span text:style-name="T109">| select name</text:span></text:span><text:span text:style-name="T19"><text:line-break/></text:span><text:span text:style-name="T20">=&gt; aucun fichier photo dedans, les seuls .JPG sont des .THUMB*,</text:span><text:span text:style-name="T97"> des </text:span><text:span text:style-name="T102">thumnails (miniatures)</text:span><text:span text:style-name="T97"><text:line-break/> </text:span><text:span text:style-name="T98">Suppression :<text:line-break/></text:span><text:span text:style-name="Source_20_Text"><text:span text:style-name="T56">get-ChildItem -LiteralPath $photo_dir -Recurse </text:span></text:span><text:span text:style-name="Source_20_Text"><text:span text:style-name="T165">-</text:span></text:span><text:span text:style-name="Source_20_Text"><text:span text:style-name="T166">Directory</text:span></text:span><text:span text:style-name="Source_20_Text"><text:span text:style-name="T56"> | Where-Object Name -</text:span></text:span><text:span text:style-name="Source_20_Text"><text:span text:style-name="T58">eq</text:span></text:span><text:span text:style-name="Source_20_Text"><text:span text:style-name="T56"> ‘</text:span></text:span><text:a xlink:type="simple" xlink:href="mailto:*@eaDir" text:style-name="Internet_20_link" text:visited-style-name="Visited_20_Internet_20_Link"><text:span text:style-name="Source_20_Text">@eaDir</text:span></text:a><text:span text:style-name="Source_20_Text"><text:span text:style-name="T56">’ </text:span></text:span><text:span text:style-name="Source_20_Text"><text:span text:style-name="T57">| remove-item -</text:span></text:span><text:span text:style-name="Source_20_Text"><text:span text:style-name="T59">Force -Recurse</text:span></text:span><text:span text:style-name="Source_20_Text"><text:span text:style-name="T114"><text:line-break/></text:span></text:span><text:span text:style-name="Source_20_Text"><text:span text:style-name="T127">get-ChildItem -LiteralPath $photo_dir -Recurse </text:span></text:span><text:span text:style-name="Source_20_Text"><text:span text:style-name="T128">-File</text:span></text:span><text:span text:style-name="Source_20_Text"><text:span text:style-name="T127"> | Where-Object FullName -like </text:span></text:span><text:a xlink:type="simple" xlink:href="mailto:*@eaDir" text:style-name="Internet_20_link" text:visited-style-name="Visited_20_Internet_20_Link"><text:span text:style-name="Source_20_Text">*@eaDir</text:span></text:a><text:span text:style-name="Source_20_Text"><text:span text:style-name="T127">*</text:span></text:span><text:span text:style-name="Source_20_Text"><text:span text:style-name="T113"><text:line-break/></text:span></text:span></text:p>
            </text:list-header>
          </text:list>
        </text:list-item>
      </text:list>
      <text:h text:style-name="Heading_20_2" text:outline-level="2">Suppression des <text:span text:style-name="T119">fichiers qui ne sont pas des photos ou vidéos</text:span></text:h>
      <text:p text:style-name="P8"><text:span text:style-name="Source_20_Text"><text:span text:style-name="T110">$ext_group = </text:span></text:span><text:span text:style-name="Source_20_Text"><text:span text:style-name="T108">Get-ChildItem -LiteralPath $photo_dir -Recurse -File | Group-Object extension </text:span></text:span><text:span text:style-name="Source_20_Text"><text:span text:style-name="T111">| </text:span></text:span><text:span text:style-name="Source_20_Text"><text:span text:style-name="T108">Sort-Object -Property Count -Descending| Select-Object Count,Name</text:span></text:span></text:p>
      <text:p text:style-name="P7"><text:span text:style-name="Source_20_Text"><text:span text:style-name="T21"><text:line-break/></text:span></text:span><text:span text:style-name="Source_20_Text"><text:span text:style-name="T82">Count <text:tab/>Name </text:span></text:span></text:p>
      <text:p text:style-name="P7"><text:span text:style-name="Source_20_Text"><text:span text:style-name="T82">----- <text:tab/>---- </text:span></text:span></text:p>
      <text:p text:style-name="P68"><text:span text:style-name="Source_20_Text"><text:span text:style-name="T37"><text:s text:c="4"/>5 <text:tab/>.db <text:s text:c="4"/><text:tab/><text:tab/></text:span></text:span><text:span text:style-name="Source_20_Text"><text:span text:style-name="T39">à supprimer </text:span></text:span><text:span text:style-name="Source_20_Text"><text:span text:style-name="T40">car pas photo</text:span></text:span></text:p>
      <text:p text:style-name="P12"><text:span text:style-name="Source_20_Text"><text:span text:style-name="T37"><text:s text:c="4"/>1 <text:tab/>.JP_ <text:s text:c="3"/><text:tab/><text:tab/></text:span></text:span><text:span text:style-name="Source_20_Text"><text:span text:style-name="T38">renom</text:span></text:span><text:span text:style-name="Source_20_Text"><text:span text:style-name="T43">m</text:span></text:span><text:span text:style-name="Source_20_Text"><text:span text:style-name="T38">é en </text:span></text:span><text:span text:style-name="Source_20_Text"><text:span text:style-name="T51">P1190018</text:span></text:span><text:span text:style-name="Source_20_Text"><text:span text:style-name="T39">.</text:span></text:span><text:span text:style-name="Source_20_Text"><text:span text:style-name="T38">JPG (</text:span></text:span><text:span text:style-name="Source_20_Text"><text:span text:style-name="T40">supprimer</text:span></text:span><text:span text:style-name="Source_20_Text"><text:span text:style-name="T38"> l’existant </text:span></text:span><text:span text:style-name="Source_20_Text"><text:span text:style-name="T51">P1190018</text:span></text:span><text:span text:style-name="Source_20_Text"><text:span text:style-name="T39">.</text:span></text:span><text:span text:style-name="Source_20_Text"><text:span text:style-name="T38">JPG)</text:span></text:span></text:p>
      <text:p text:style-name="P13"><text:span text:style-name="Source_20_Text"><text:span text:style-name="T37"><text:s text:c="4"/>1 <text:tab/>.jbf</text:span></text:span><text:span text:style-name="Source_20_Text"><text:span text:style-name="T36"> </text:span></text:span><text:span text:style-name="Source_20_Text"><text:span text:style-name="T37"><text:s text:c="3"/><text:tab/><text:tab/></text:span></text:span><text:span text:style-name="Source_20_Text"><text:span text:style-name="T39">à supprimer </text:span></text:span><text:span text:style-name="Source_20_Text"><text:span text:style-name="T40">car pas photo</text:span></text:span></text:p>
      <text:p text:style-name="P7"><text:span text:style-name="Source_20_Text"><text:span text:style-name="T36"/></text:span></text:p>
      <text:p text:style-name="P7"><text:span text:style-name="Source_20_Text"><text:span text:style-name="T82">gci -LiteralPath $photo_dir -Recurse -File -include '</text:span></text:span><text:span text:style-name="Source_20_Text"><text:span text:style-name="T37">*.db</text:span></text:span><text:span text:style-name="Source_20_Text"><text:span text:style-name="T82">' | select -ExpandProperty FullName</text:span></text:span></text:p>
      <text:list text:continue-numbering="true" text:style-name="L3">
        <text:list-header>
          <text:p text:style-name="P66"><text:span text:style-name="Source_20_Text"><text:span text:style-name="T115">gci -LiteralPath $photo_dir -Recurse -File -include '</text:span></text:span><text:span text:style-name="Source_20_Text"><text:span text:style-name="T45">*.db</text:span></text:span><text:span text:style-name="Source_20_Text"><text:span text:style-name="T115">' | select -ExpandProperty FullName</text:span></text:span><text:span text:style-name="Source_20_Text"><text:span text:style-name="T45"> </text:span></text:span><text:span text:style-name="Source_20_Text"><text:span text:style-name="T46">| remove-item<text:line-break/></text:span></text:span></text:p>
          <text:p text:style-name="P51"><text:span text:style-name="Source_20_Text"><text:span text:style-name="T122">gci -LiteralPath $photo_dir -Recurse -File -include '</text:span></text:span><text:span text:style-name="Source_20_Text"><text:span text:style-name="T45">*.</text:span></text:span><text:span text:style-name="Source_20_Text"><text:span text:style-name="T48">j</text:span></text:span><text:span text:style-name="Source_20_Text"><text:span text:style-name="T50">p_</text:span></text:span><text:span text:style-name="Source_20_Text"><text:span text:style-name="T45">'</text:span></text:span><text:span text:style-name="Source_20_Text"><text:span text:style-name="T122"> | select -ExpandProperty FullName<text:line-break/></text:span></text:span><text:span text:style-name="Source_20_Text"><text:span text:style-name="T125">⇒ </text:span></text:span><text:span text:style-name="Source_20_Text"><text:span text:style-name="T126">'/home/denis/Documents/photo_sets/nostrucs/photo/2008/2008-04_Batz-sur-mer-2_Loisirsland/</text:span></text:span><text:span text:style-name="Source_20_Text"><text:span text:style-name="T55">P1190018.JP_</text:span></text:span><text:span text:style-name="Source_20_Text"><text:span text:style-name="T126">'</text:span></text:span></text:p>
          <text:p text:style-name="P52"><text:span text:style-name="Source_20_Text"><text:span text:style-name="T52">re</text:span></text:span><text:span text:style-name="Source_20_Text"><text:span text:style-name="T53">move</text:span></text:span><text:span text:style-name="Source_20_Text"><text:span text:style-name="T54">-item</text:span></text:span><text:span text:style-name="Source_20_Text"><text:span text:style-name="T49"> </text:span></text:span><text:span text:style-name="Source_20_Text"><text:span text:style-name="T46">'/home/denis/Documents/photo_sets/nostrucs/photo/2008/2008-04_Batz-sur-mer-2_Loisirsland/P1190018</text:span></text:span><text:span text:style-name="Source_20_Text"><text:span text:style-name="T52">.JP</text:span></text:span><text:span text:style-name="Source_20_Text"><text:span text:style-name="T53">G</text:span></text:span><text:span text:style-name="Source_20_Text"><text:span text:style-name="T46">'</text:span></text:span><text:span text:style-name="Source_20_Text"><text:span text:style-name="T47"><text:line-break/></text:span></text:span><text:span text:style-name="Source_20_Text"><text:span text:style-name="T52">re</text:span></text:span><text:span text:style-name="Source_20_Text"><text:span text:style-name="T54">name-item </text:span></text:span><text:span text:style-name="Source_20_Text"><text:span text:style-name="T46">'/home/denis/Documents/photo_sets/nostrucs/photo/2008/2008-04_Batz-sur-mer-2_Loisirsland/P1190018</text:span></text:span><text:span text:style-name="Source_20_Text"><text:span text:style-name="T52">.JP_</text:span></text:span><text:span text:style-name="Source_20_Text"><text:span text:style-name="T46">' -</text:span></text:span><text:span text:style-name="Source_20_Text"><text:span text:style-name="T49">NewName </text:span></text:span><text:span text:style-name="Source_20_Text"><text:span text:style-name="T46">'P1190018</text:span></text:span><text:span text:style-name="Source_20_Text"><text:span text:style-name="T52">.JP</text:span></text:span><text:span text:style-name="Source_20_Text"><text:span text:style-name="T54">G</text:span></text:span><text:span text:style-name="Source_20_Text"><text:span text:style-name="T52">'</text:span></text:span></text:p>
        </text:list-header>
      </text:list>
      <text:p text:style-name="P15"><text:span text:style-name="Source_20_Text"><text:span text:style-name="T46"><text:line-break/></text:span></text:span><text:span text:style-name="Source_20_Text"><text:span text:style-name="T122">gci -LiteralPath $photo_dir -Recurse -File -include '</text:span></text:span><text:span text:style-name="Source_20_Text"><text:span text:style-name="T123">*.</text:span></text:span><text:span text:style-name="Source_20_Text"><text:span text:style-name="T124">jbf</text:span></text:span><text:span text:style-name="Source_20_Text"><text:span text:style-name="T122">' | select -ExpandProperty FullName</text:span></text:span></text:p>
      <text:list xml:id="list74660261157445" text:continue-numbering="true" text:style-name="L3">
        <text:list-header>
          <text:p text:style-name="P67"><text:span text:style-name="Source_20_Text"><text:span text:style-name="T122">gci -LiteralPath $photo_dir -Recurse -File -include '</text:span></text:span><text:span text:style-name="Source_20_Text"><text:span text:style-name="T123">*.</text:span></text:span><text:span text:style-name="Source_20_Text"><text:span text:style-name="T124">jbf</text:span></text:span><text:span text:style-name="Source_20_Text"><text:span text:style-name="T122">' | select -ExpandProperty FullName</text:span></text:span><text:span text:style-name="Source_20_Text"><text:span text:style-name="T45"> </text:span></text:span><text:span text:style-name="Source_20_Text"><text:span text:style-name="T46">| remove-item<text:line-break/></text:span></text:span></text:p>
        </text:list-header>
      </text:list>
      <text:h text:style-name="P48" text:outline-level="2"><text:soft-page-break/>Modif manuelle des dossiers</text:h>
      <text:p text:style-name="P42">Voir « Principes généraux / 1. Classement  »</text:p>
      <text:p text:style-name="P41"><text:span text:style-name="Source_20_Text"><text:span text:style-name="T69"/></text:span></text:p>
      <text:p text:style-name="P41"><text:span text:style-name="Source_20_Text"><text:span text:style-name="T70">Attention </text:span></text:span><text:span text:style-name="Source_20_Text"><text:span text:style-name="T63">pour nostrucs </text:span></text:span><text:span text:style-name="Source_20_Text"><text:span text:style-name="T64">certaines </text:span></text:span><text:span text:style-name="Source_20_Text"><text:span text:style-name="T65">dates Exif </text:span></text:span><text:span text:style-name="Source_20_Text"><text:span text:style-name="T64">sont fausses</text:span></text:span><text:span text:style-name="Source_20_Text"><text:span text:style-name="T70"> (car modification écrites plus tard) donc à cette étape <text:s/>il vaut mieux garder </text:span></text:span><text:span text:style-name="Source_20_Text"><text:span text:style-name="T66">les </text:span></text:span><text:span text:style-name="Source_20_Text"><text:span text:style-name="T72">dates </text:span></text:span><text:span text:style-name="Source_20_Text"><text:span text:style-name="T73">dans l</text:span></text:span><text:span text:style-name="Source_20_Text"><text:span text:style-name="T72">es </text:span></text:span><text:span text:style-name="Source_20_Text"><text:span text:style-name="T69">noms </text:span></text:span><text:span text:style-name="Source_20_Text"><text:span text:style-name="T71">de dossiers et de fichiers</text:span></text:span><text:span text:style-name="Source_20_Text"><text:span text:style-name="T70">.</text:span></text:span><text:span text:style-name="Source_20_Text"><text:span text:style-name="T154"><text:line-break/></text:span></text:span><text:span text:style-name="Source_20_Text"><text:span text:style-name="T67">Ex : </text:span></text:span><text:span text:style-name="Source_20_Text"><text:span text:style-name="T68">/2005/2005-07 Vacances St Alban/</text:span></text:span><text:span text:style-name="T22"><text:line-break/></text:span></text:p>
      <text:p text:style-name="P43"><text:span text:style-name="T17">A ce stade on peut renommer les fichiers YYYY-HH-MM_hh_mm_SS</text:span><text:span text:style-name="T27">[-n]</text:span><text:span text:style-name="T17">.&lt;extension&gt; pour avoir un ordre d’affichage correcte pour les fichiers, car le hash n’est pas changé (pour le contr</text:span><text:span text:style-name="T180">ôle ultérieur de doublons)</text:span></text:p>
      <text:p text:style-name="P35"><text:span text:style-name="Source_20_Text"><text:span text:style-name="T147"><text:line-break/></text:span></text:span></text:p>
      <text:h text:style-name="P50" text:outline-level="2"><text:span text:style-name="Source_20_Text"><text:span text:style-name="T230">Pour gdegau35 et gscrapcath, supprimer tous les fichiers qui ne sont pas des photos</text:span></text:span></text:h>
      <text:p text:style-name="P34"><text:span text:style-name="Source_20_Text"><text:span text:style-name="T147"/></text:span></text:p>
      <text:p text:style-name="P34"><text:span text:style-name="Source_20_Text"><text:span text:style-name="T147"/></text:span></text:p>
      <text:p text:style-name="P39"><text:line-break/></text:p>
      <text:h text:style-name="P49" text:outline-level="2"><text:span text:style-name="Source_20_Text"><text:span text:style-name="T156">Modification de certaines Dates Exif détectées incorrectes (car modifiées plus tard)</text:span></text:span></text:h>
      <text:p text:style-name="P31"><text:span text:style-name="Source_20_Text"><text:span text:style-name="T80">⇒ Change le Hash !</text:span></text:span></text:p>
      <text:p text:style-name="P22"><text:span text:style-name="Source_20_Text"><text:span text:style-name="T145">Pour les détecter controler les dates exi</text:span></text:span><text:span text:style-name="Source_20_Text"><text:span text:style-name="T150">f</text:span></text:span><text:span text:style-name="Source_20_Text"><text:span text:style-name="T145"> avec les noms des dossiers </text:span></text:span></text:p>
      <text:p text:style-name="P19"><text:span text:style-name="Source_20_Text"><text:span text:style-name="T139">Les photos </text:span></text:span><text:span text:style-name="Source_20_Text"><text:span text:style-name="T140">dans </text:span></text:span><text:span text:style-name="Source_20_Text"><text:span text:style-name="T62">/2005/2005-07 Vacances St Alban/</text:span></text:span><text:span text:style-name="Source_20_Text"><text:span text:style-name="T139"> </text:span></text:span><text:span text:style-name="Source_20_Text"><text:span text:style-name="T149">ont</text:span></text:span><text:span text:style-name="Source_20_Text"><text:span text:style-name="T140"> une mauvaise date (Modifydate car modifiées par logiciel en 2006. </text:span></text:span><text:span text:style-name="Source_20_Text"><text:span text:style-name="T143">2005-07 confirmé par cahier vacances Cath</text:span></text:span><text:span text:style-name="Source_20_Text"><text:span text:style-name="T140">) donc </text:span></text:span><text:span text:style-name="Source_20_Text"><text:span text:style-name="T60">forcer CreateDate </text:span></text:span><text:span text:style-name="Source_20_Text"><text:span text:style-name="T61">et ModifyDate </text:span></text:span><text:span text:style-name="Source_20_Text"><text:span text:style-name="T60">à « 2005-07-03" </text:span></text:span><text:span text:style-name="Source_20_Text"><text:span text:style-name="T140">par ExifTool :<text:line-break/></text:span></text:span><text:span text:style-name="Source_20_Text"><text:span text:style-name="T60">&amp; exiftool -d "%Y-%m-%d %H:%M:%S" -CreateDate="2005-07-03" -</text:span></text:span><text:span text:style-name="Source_20_Text"><text:span text:style-name="T61">ModifyDate</text:span></text:span><text:span text:style-name="Source_20_Text"><text:span text:style-name="T60">Date="2005-07-03" '/home/denis/Documents/photo_sets/nostrucs/photo/2005/2005-07 Vacances St Alban'</text:span></text:span><text:span text:style-name="Source_20_Text"><text:span text:style-name="T140"> <text:line-break/></text:span></text:span><text:span text:style-name="Source_20_Text"><text:span text:style-name="T141">Vérification résultat : <text:line-break/></text:span></text:span><text:span text:style-name="Source_20_Text"><text:span text:style-name="T130">&amp; exiftool -d "%Y-%m-%d %H:%M:%S" -s -*date* --*file* '/home/denis/Documents/photo_sets/nostrucs/photo/2005/2005-07 Vacances St Alban'<text:line-break/></text:span></text:span><text:span text:style-name="Source_20_Text"><text:span text:style-name="T131">Suppression des originaux : <text:line-break/></text:span></text:span><text:span text:style-name="Source_20_Text"><text:span text:style-name="T153">ri '/home/denis/Documents/photo_sets/nostrucs/photo/2005/2005-07 Vacances St Alban/*_original' </text:span></text:span><text:span text:style-name="Source_20_Text"><text:span text:style-name="T131"><text:line-break/></text:span></text:span><text:span text:style-name="Source_20_Text"><text:span text:style-name="T139"><text:line-break/></text:span></text:span></text:p>
      <text:list text:continue-numbering="true" text:style-name="L3">
        <text:list-header>
          <text:p text:style-name="P65"><text:span text:style-name="Source_20_Text"><text:span text:style-name="T33"/></text:span></text:p>
        </text:list-header>
      </text:list>
      <text:p text:style-name="P7"><text:span text:style-name="Source_20_Text"><text:span text:style-name="T82"/></text:span></text:p>
      <text:p text:style-name="P5"><text:span text:style-name="Source_20_Text"/></text:p>
      <text:p text:style-name="P5"><text:span text:style-name="Source_20_Text"/></text:p>
      <text:p text:style-name="P2"><text:span text:style-name="Source_20_Text"><text:span text:style-name="T2"/>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officeooo:rsid="0007c2c2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9pt" officeooo:rsid="0007c2c2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3:57:12.078046626</meta:creation-date>
    <dc:title>Readme_template</dc:title>
    <meta:editing-duration>P1DT12H16M45S</meta:editing-duration>
    <meta:editing-cycles>91</meta:editing-cycles>
    <meta:generator>LibreOffice/24.2.7.2$Linux_X86_64 LibreOffice_project/420$Build-2</meta:generator>
    <dc:date>2025-10-30T07:46:59.515932304</dc:date>
    <meta:document-statistic meta:table-count="0" meta:image-count="0" meta:object-count="0" meta:page-count="3" meta:paragraph-count="67" meta:word-count="960" meta:character-count="7013" meta:non-whitespace-character-count="6014"/>
    <meta:template xlink:type="simple" xlink:actuate="onRequest" xlink:title="Readme_template" xlink:href="../../../Templates/Readme_template.ott" meta:date="2025-02-12T13:57:11.139054034"/>
  </office:meta>
</office:document-meta>
</file>